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201000000E200000084FA7394CE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31000002205C8E4E85.jpg" manifest:media-type="image/jpeg"/>
  <manifest:file-entry manifest:full-path="Pictures/100007AC000001A6000001A6AC288F42.svg" manifest:media-type="image/svg+xml"/>
  <manifest:file-entry manifest:full-path="Pictures/TablePreview5.svm" manifest:media-type=""/>
  <manifest:file-entry manifest:full-path="Pictures/10000000000001BB000001CEE618EE7A.jpg" manifest:media-type="image/jpeg"/>
  <manifest:file-entry manifest:full-path="Pictures/100002010000002E0000002E8A06B805.png" manifest:media-type="image/png"/>
  <manifest:file-entry manifest:full-path="Pictures/100000000000034A0000014A773C4005.jpg" manifest:media-type="image/jpeg"/>
  <manifest:file-entry manifest:full-path="Pictures/10000000000000420000002CE0DD075C.jpg" manifest:media-type="image/jpeg"/>
  <manifest:file-entry manifest:full-path="Pictures/1000000000000113000000B74B3B9304.png" manifest:media-type="image/png"/>
  <manifest:file-entry manifest:full-path="Pictures/TablePreview4.svm" manifest:media-type=""/>
  <manifest:file-entry manifest:full-path="Pictures/100000000000003400000034CDE97D9F.jpg" manifest:media-type="image/jpeg"/>
  <manifest:file-entry manifest:full-path="Pictures/100002010000023C0000009AE7D96652.png" manifest:media-type="image/png"/>
  <manifest:file-entry manifest:full-path="Pictures/10000201000000D80000001E45AB634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Century gothic1" svg:font-family="'Century gothic'"/>
    <style:font-face style:name="DejaVu Sans2" svg:font-family="'DejaVu Sans'"/>
    <style:font-face style:name="Century gothic3" svg:font-family="'Century gothic'" style:font-family-generic="swiss"/>
    <style:font-face style:name="Century Gothic" svg:font-family="'Century Gothic'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Kannada1" svg:font-family="'Lohit Kannada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cm" draw:fill="solid" draw:fill-color="#0093dd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853cm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2.221cm" fo:min-width="17.026cm" fo:padding-top="0.125cm" fo:padding-bottom="0.125cm" fo:padding-left="0.25cm" fo:padding-right="0.25cm" fo:wrap-option="wrap"/>
    </style:style>
    <style:style style:name="gr6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77cm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.738cm" fo:min-width="16.64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1.0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6" style:family="graphic" style:parent-style-name="standard" style:list-style-name="L15">
      <style:graphic-properties draw:stroke="none" svg:stroke-width="0cm" draw:fill="none" draw:textarea-vertical-align="top" draw:auto-grow-height="false" draw:fit-to-size="false" fo:min-height="5.869cm" fo:min-width="10.9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8" style:family="graphic" style:parent-style-name="objectwithoutfill">
      <style:graphic-properties draw:stroke="soli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5.221cm"/>
    </style:style>
    <style:style style:name="gr22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515cm"/>
    </style:style>
    <style:style style:name="gr24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125cm"/>
    </style:style>
    <style:style style:name="gr26" style:family="graphic" style:parent-style-name="standard">
      <style:graphic-properties draw:stroke="none" draw:fill="none" fo:min-height="3.96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8" style:family="graphic" style:parent-style-name="standard">
      <style:graphic-properties draw:stroke="none" draw:fill="none" fo:min-height="4.465cm"/>
    </style:style>
    <style:style style:name="gr29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457cm"/>
    </style:style>
    <style:style style:name="gr3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.581cm"/>
    </style:style>
    <style:style style:name="gr32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.581cm"/>
    </style:style>
    <style:style style:name="gr3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741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741cm"/>
    </style:style>
    <style:style style:name="gr35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36" style:family="graphic" style:parent-style-name="standard">
      <style:graphic-properties draw:stroke="none" draw:fill="none" fo:min-height="9.425cm"/>
    </style:style>
    <style:style style:name="gr37" style:family="graphic" style:parent-style-name="standard">
      <style:graphic-properties draw:stroke="none" draw:fill="none" fo:min-height="2.977cm"/>
    </style:style>
    <style:style style:name="gr38" style:family="graphic" style:parent-style-name="standard">
      <style:graphic-properties draw:stroke="none" draw:fill="none" fo:min-height="3.473cm"/>
    </style:style>
    <style:style style:name="gr39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0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42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44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2.548cm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48" style:family="graphic" style:parent-style-name="standard">
      <style:graphic-properties draw:textarea-horizontal-align="justify" draw:textarea-vertical-align="middle" draw:auto-grow-height="false"/>
    </style:style>
    <style:style style:name="gr49" style:family="graphic" style:parent-style-name="standard" style:list-style-name="L12">
      <style:graphic-properties draw:stroke="solid" svg:stroke-color="#000000" draw:fill="none" draw:fill-color="#ffffff" draw:auto-grow-height="true" draw:auto-grow-width="false" fo:max-height="0cm" fo:min-height="1.89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51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53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9.921cm"/>
    </style:style>
    <style:style style:name="gr55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56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1.741cm"/>
    </style:style>
    <style:style style:name="gr57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5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741cm"/>
    </style:style>
    <style:style style:name="gr59" style:family="graphic" style:parent-style-name="standard">
      <style:graphic-properties draw:stroke="none" draw:fill="none" fo:min-height="7.541cm"/>
    </style:style>
    <style:style style:name="gr60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7.44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6.945cm"/>
    </style:style>
    <style:style style:name="gr66" style:family="graphic" style:parent-style-name="standard" style:list-style-name="L15">
      <style:graphic-properties draw:stroke="none" svg:stroke-width="0cm" draw:fill="solid" draw:fill-color="#0093dd" draw:textarea-vertical-align="middle" draw:auto-grow-height="false" draw:fit-to-size="false" fo:min-height="0.573cm" fo:min-width="19.051cm" fo:padding-top="0.095cm" fo:padding-bottom="0.095cm" fo:padding-left="0.19cm" fo:padding-right="0.19cm" fo:wrap-option="wrap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4.465cm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Title_20_Slide_5f_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Only-notes">
      <style:graphic-properties draw:fill-color="#ffffff" fo:min-height="13.364cm"/>
    </style:style>
    <style:style style:name="pr5" style:family="presentation" style:parent-style-name="Title_20_Only-outline1">
      <style:graphic-properties fo:min-height="2.911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20_1-notes">
      <style:graphic-properties draw:fill-color="#ffffff" fo:min-height="13.364cm"/>
    </style:style>
    <style:style style:name="co1" style:family="table-column">
      <style:table-column-properties style:column-width="3.48cm" style:use-optimal-column-width="false"/>
    </style:style>
    <style:style style:name="co2" style:family="table-column">
      <style:table-column-properties style:column-width="1.182cm" style:use-optimal-column-width="false"/>
    </style:style>
    <style:style style:name="co3" style:family="table-column">
      <style:table-column-properties style:column-width="1.341cm" style:use-optimal-column-width="false"/>
    </style:style>
    <style:style style:name="co4" style:family="table-column">
      <style:table-column-properties style:column-width="1.532cm" style:use-optimal-column-width="false"/>
    </style:style>
    <style:style style:name="co5" style:family="table-column">
      <style:table-column-properties style:column-width="1.943cm" style:use-optimal-column-width="false"/>
    </style:style>
    <style:style style:name="co6" style:family="table-column">
      <style:table-column-properties style:column-width="1.981cm" style:use-optimal-column-width="false"/>
    </style:style>
    <style:style style:name="co7" style:family="table-column">
      <style:table-column-properties style:column-width="1.486cm" style:use-optimal-column-width="false"/>
    </style:style>
    <style:style style:name="co8" style:family="table-column">
      <style:table-column-properties style:column-width="1.483cm" style:use-optimal-column-width="false"/>
    </style:style>
    <style:style style:name="co9" style:family="table-column">
      <style:table-column-properties style:column-width="1.634cm" style:use-optimal-column-width="false"/>
    </style:style>
    <style:style style:name="co10" style:family="table-column">
      <style:table-column-properties style:column-width="1.633cm" style:use-optimal-column-width="false"/>
    </style:style>
    <style:style style:name="co11" style:family="table-column">
      <style:table-column-properties style:column-width="1.193cm" style:use-optimal-column-width="false"/>
    </style:style>
    <style:style style:name="co12" style:family="table-column">
      <style:table-column-properties style:column-width="1.518cm" style:use-optimal-column-width="false"/>
    </style:style>
    <style:style style:name="co13" style:family="table-column">
      <style:table-column-properties style:column-width="1.202cm" style:use-optimal-column-width="false"/>
    </style:style>
    <style:style style:name="co14" style:family="table-column">
      <style:table-column-properties style:column-width="1.424cm" style:use-optimal-column-width="false"/>
    </style:style>
    <style:style style:name="co15" style:family="table-column">
      <style:table-column-properties style:column-width="1.218cm" style:use-optimal-column-width="false"/>
    </style:style>
    <style:style style:name="co16" style:family="table-column">
      <style:table-column-properties style:column-width="1.511cm" style:use-optimal-column-width="false"/>
    </style:style>
    <style:style style:name="co17" style:family="table-column">
      <style:table-column-properties style:column-width="9.396cm" style:use-optimal-column-width="false"/>
    </style:style>
    <style:style style:name="co18" style:family="table-column">
      <style:table-column-properties style:column-width="9.4cm" style:use-optimal-column-width="false"/>
    </style:style>
    <style:style style:name="ro1" style:family="table-row">
      <style:table-row-properties style:row-height="0.676cm"/>
    </style:style>
    <style:style style:name="ro2" style:family="table-row">
      <style:table-row-properties style:row-height="1.006cm"/>
    </style:style>
    <style:style style:name="ro3" style:family="table-row">
      <style:table-row-properties style:row-height="1.023cm"/>
    </style:style>
    <style:style style:name="ro4" style:family="table-row">
      <style:table-row-properties style:row-height="0.767cm"/>
    </style:style>
    <style:style style:name="ro5" style:family="table-row">
      <style:table-row-properties style:row-height="0.739cm"/>
    </style:style>
    <style:style style:name="ro6" style:family="table-row">
      <style:table-row-properties style:row-height="1.421cm"/>
    </style:style>
    <style:style style:name="ro7" style:family="table-row">
      <style:table-row-properties style:row-height="0.921cm"/>
    </style:style>
    <style:style style:name="ro8" style:family="table-row">
      <style:table-row-properties style:row-height="1.253cm"/>
    </style:style>
    <style:style style:name="ro9" style:family="table-row">
      <style:table-row-properties style:row-height="2.245cm"/>
    </style:style>
    <style:style style:name="ce1" style:family="table-cell">
      <style:graphic-properties style:repeat="repeat"/>
      <style:text-properties style:font-name="Century gothic3" fo:font-size="14pt" style:font-size-asian="14pt" style:font-size-complex="14pt"/>
    </style:style>
    <style:style style:name="ce2" style:family="table-cell">
      <style:graphic-properties style:repeat="repeat"/>
      <style:text-properties style:font-name="Century gothic3"/>
    </style:style>
    <style:style style:name="ce3" style:family="table-cell">
      <style:graphic-properties style:repeat="repeat"/>
      <style:paragraph-properties fo:text-align="center"/>
      <style:text-properties style:font-name="Century gothic3"/>
    </style:style>
    <style:style style:name="ce4" style:family="table-cell">
      <style:graphic-properties style:repeat="repeat"/>
      <style:paragraph-properties fo:text-align="center"/>
      <style:text-properties style:font-name="Century gothic3" fo:font-size="12pt" style:font-size-asian="12pt" style:font-size-complex="12pt"/>
    </style:style>
    <style:style style:name="ce5" style:family="table-cell">
      <style:graphic-properties style:repeat="repeat"/>
      <style:paragraph-properties fo:text-align="center"/>
      <style:text-properties style:font-name="Century gothic3" fo:font-size="16pt" fo:text-shadow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text-properties style:font-name="Century gothic3" fo:font-size="12pt" style:font-size-asian="12pt" style:font-size-complex="12pt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text-align="start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margin-top="0cm" fo:margin-bottom="0cm" fo:text-align="start" style:font-independent-line-spacing="true"/>
      <style:text-properties fo:font-size="16pt" style:font-size-asian="16pt" style:font-size-complex="16pt"/>
    </style:style>
    <style:style style:name="P4" style:family="paragraph">
      <style:paragraph-properties fo:margin-top="0.102cm" fo:margin-bottom="0.102cm"/>
    </style:style>
    <style:style style:name="P5" style:family="paragraph">
      <style:paragraph-properties fo:margin-top="0.102cm" fo:margin-bottom="0.102cm"/>
      <style:text-properties style:font-name="Century gothic3" fo:font-size="14pt" style:font-size-asian="14pt" style:font-size-complex="14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 fo:text-align="start" style:font-independent-line-spacing="true"/>
      <style:text-properties style:font-name="Century gothic3" fo:font-size="18pt"/>
    </style:style>
    <style:style style:name="P8" style:family="paragraph">
      <style:paragraph-properties fo:margin-top="0cm" fo:margin-bottom="0cm" fo:text-align="start" style:font-independent-line-spacing="true"/>
      <style:text-properties style:font-name="Century gothic3" fo:font-size="16pt" style:font-size-asian="16pt" style:font-size-complex="16pt"/>
    </style:style>
    <style:style style:name="P9" style:family="paragraph">
      <style:text-properties style:font-name="Century gothic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>
      <style:text-properties style:font-name="Century gothic3" fo:font-size="12pt" style:font-size-asian="12pt" style:font-size-complex="12pt"/>
    </style:style>
    <style:style style:name="P11" style:family="paragraph">
      <style:paragraph-properties fo:text-align="start" style:font-independent-line-spacing="true"/>
      <style:text-properties style:font-name="Century gothic3" fo:font-size="18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Century gothic3" fo:font-size="18pt"/>
    </style:style>
    <style:style style:name="P14" style:family="paragraph">
      <style:text-properties style:font-name="Century gothic3" fo:font-size="10pt" style:font-size-asian="10pt" style:font-size-complex="10pt"/>
    </style:style>
    <style:style style:name="P15" style:family="paragraph">
      <style:paragraph-properties fo:text-align="center"/>
      <style:text-properties style:font-name="Century gothic3" fo:font-size="12pt" style:font-size-asian="12pt" style:font-size-complex="12pt"/>
    </style:style>
    <style:style style:name="P16" style:family="paragraph">
      <style:paragraph-properties fo:text-align="center"/>
      <style:text-properties style:font-name="Century gothic3"/>
    </style:style>
    <style:style style:name="P17" style:family="paragraph">
      <style:paragraph-properties fo:margin-top="0cm" fo:margin-bottom="0cm" fo:text-align="start" style:font-independent-line-spacing="true"/>
      <style:text-properties style:font-name="Century gothic3" fo:font-size="12pt" style:font-size-asian="12pt" style:font-size-complex="12pt"/>
    </style:style>
    <style:style style:name="P18" style:family="paragraph">
      <style:text-properties style:font-name="Century gothic3" fo:font-size="14pt" style:font-size-asian="14pt" style:font-size-complex="14pt"/>
    </style:style>
    <style:style style:name="P19" style:family="paragraph">
      <style:paragraph-properties fo:text-align="start" style:font-independent-line-spacing="true"/>
      <style:text-properties fo:font-size="18pt"/>
    </style:style>
    <style:style style:name="P20" style:family="paragraph">
      <style:paragraph-properties fo:margin-top="0cm" fo:margin-bottom="0cm" fo:text-align="start" style:font-independent-line-spacing="true"/>
      <style:text-properties style:font-name="Century gothic3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style:font-name="Century gothic3" fo:font-size="12pt" style:font-size-asian="12pt" style:font-size-complex="12pt"/>
    </style:style>
    <style:style style:name="P23" style:family="paragraph">
      <style:text-properties style:font-name="Century gothic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4" style:family="paragraph">
      <style:paragraph-properties fo:text-align="center"/>
      <style:text-properties style:font-name="Century gothic3" fo:font-size="10pt" style:font-size-asian="10pt" style:font-size-complex="10pt"/>
    </style:style>
    <style:style style:name="P25" style:family="paragraph">
      <style:text-properties fo:font-size="12pt" style:font-size-asian="12pt" style:font-size-complex="12pt"/>
    </style:style>
    <style:style style:name="P26" style:family="paragraph">
      <style:text-properties fo:font-size="14pt" style:font-size-asian="14pt" style:font-size-complex="14pt"/>
    </style:style>
    <style:style style:name="P27" style:family="paragraph">
      <style:text-properties style:font-name="Century gothic3" fo:font-size="14pt" fo:font-weight="bold" style:font-size-asian="14pt" style:font-weight-asian="bold" style:font-size-complex="14pt" style:font-weight-complex="bold"/>
    </style:style>
    <style:style style:name="P28" style:family="paragraph">
      <style:text-properties style:font-name="Century gothic3" fo:font-size="44pt" style:font-size-asian="44pt" style:font-size-complex="44pt"/>
    </style:style>
    <style:style style:name="T1" style:family="text">
      <style:text-properties fo:font-variant="normal" fo:text-transform="none" style:text-line-through-style="none" style:text-line-through-type="none" style:text-position="0% 100%" style:font-name="Century Gothic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Century gothic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style:font-name="Century gothic3" fo:font-size="14pt" style:font-size-asian="14pt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Century gothic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Century gothic3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font-name="Century gothic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style:font-name="Century gothic3" fo:font-size="12pt" style:font-size-asian="12pt" style:font-size-complex="12pt"/>
    </style:style>
    <style:style style:name="T10" style:family="text">
      <style:text-properties style:font-name="Century gothic3"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style:font-name="Century gothic3" fo:font-size="18pt"/>
    </style:style>
    <style:style style:name="T12" style:family="text">
      <style:text-properties style:font-name="Century gothic3" fo:font-size="10pt" style:font-size-asian="10pt" style:font-size-complex="10pt"/>
    </style:style>
    <style:style style:name="T13" style:family="text">
      <style:text-properties fo:font-variant="normal" fo:text-transform="none" style:text-line-through-style="none" style:text-line-through-type="none" style:text-position="0% 100%" style:font-name="Century gothic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entury gothic3"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style:font-name="Century gothic3" fo:font-size="10pt" style:text-underline-style="solid" style:text-underline-width="auto" style:text-underline-color="font-color" style:font-size-asian="10pt" style:font-size-complex="10pt"/>
    </style:style>
    <style:style style:name="T16" style:family="text">
      <style:text-properties fo:font-variant="normal" fo:text-transform="none" style:text-line-through-style="none" style:text-line-through-type="none" style:text-position="0% 100%" style:font-name="Century gothic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Century gothic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Century gothic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style:text-line-through-style="none" style:text-line-through-type="none" style:text-position="0% 100%" style:font-name="Century Gothic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Century gothic3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style:text-position="super 58%" style:font-name="Century gothic3" fo:font-size="12pt" style:font-size-asian="12pt" style:font-size-complex="12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font-name="Century gothic3" fo:font-size="16pt" fo:text-shadow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5" style:family="text">
      <style:text-properties style:font-name="Century gothic3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Century gothic3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8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7AC000001A6000001A6AC288F42.svg" xlink:type="simple" xlink:show="embed" xlink:actuate="onLoad">
        <style:list-level-properties text:min-label-width="0.61cm" style:vertical-pos="middle" style:vertical-rel="line" fo:width="0.422cm" fo:height="0.422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/>
        <style:text-properties fo:font-family="StarSymbol" style:font-charset="x-symbol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TextShape 1" draw:style-name="gr1" draw:text-style-name="P2" draw:layer="layout" svg:width="18.413cm" svg:height="1.268cm" svg:x="1.27cm" svg:y="6.858cm">
          <text:p text:style-name="P1"><text:span text:style-name="T1">Pointer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5f_" presentation:presentation-page-layout-name="AL2T1" xml:id="id2" draw:id="id2">
        <office:forms form:automatic-focus="false" form:apply-design-mode="false"/>
        <draw:custom-shape draw:name="TextShape 1" draw:style-name="gr3" draw:text-style-name="P3" draw:layer="layout" svg:width="19.43cm" svg:height="0.762cm" svg:x="0.382cm" svg:y="0.254cm">
          <text:p text:style-name="P1"><text:span text:style-name="T2">Agenda :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3.716cm" svg:height="7.103cm" svg:x="0.762cm" svg:y="1.778cm">
          <draw:text-box>
            <text:list text:style-name="L2">
              <text:list-item>
                <text:p text:style-name="P4"><text:span text:style-name="T4">What is pointer ?</text:span></text:p>
              </text:list-item>
              <text:list-item>
                <text:p text:style-name="P4"><text:span text:style-name="T4">Usage of pointers</text:span></text:p>
              </text:list-item>
              <text:list-item>
                <text:p text:style-name="P4"><text:span text:style-name="T4">Pointer Arithmetic</text:span></text:p>
              </text:list-item>
              <text:list-item>
                <text:p text:style-name="P4"><text:span text:style-name="T4">Pointer and One Dimensional Arrays</text:span></text:p>
              </text:list-item>
              <text:list-item>
                <text:p text:style-name="P4"><text:span text:style-name="T4">Pointer to an Array</text:span></text:p>
              </text:list-item>
              <text:list-item>
                <text:p text:style-name="P4"><text:span text:style-name="T4">Array of pointers</text:span></text:p>
              </text:list-item>
            </text:list>
            <text:list text:style-name="L3">
              <text:list-item>
                <text:p text:style-name="P4"><text:span text:style-name="T4">const qualifier</text:span></text:p>
              </text:list-item>
            </text:list>
            <text:list text:style-name="L2">
              <text:list-item>
                <text:p text:style-name="P4"><text:span text:style-name="T4">Void pointer</text:span></text:p>
              </text:list-item>
              <text:list-item>
                <text:p text:style-name="P4"><text:span text:style-name="T4">Character array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 xml:id="id3" draw:id="id3">
        <office:forms form:automatic-focus="false" form:apply-design-mode="false"/>
        <draw:custom-shape draw:name="TextShape 2" draw:style-name="gr5" draw:text-style-name="P7" draw:layer="layout" svg:width="17.525cm" svg:height="2.47cm" svg:x="1.27cm" svg:y="1.792cm">
          <text:list text:style-name="L4">
            <text:list-item>
              <text:p text:style-name="P1"><text:span text:style-name="T5">A pointer is a address.</text:span></text:p>
              <text:p text:style-name="P1"><text:span text:style-name="T5"/></text:p>
            </text:list-item>
            <text:list-item>
              <text:p text:style-name="P1"><text:span text:style-name="T5">A pointer is a variable which holds the address of other variable &amp; we can apply the dereference operator on that variabl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8" draw:layer="layout" svg:width="19.684cm" svg:height="0.762cm" svg:x="0.382cm" svg:y="0.254cm">
          <text:p text:style-name="P1"><text:span text:style-name="T6">What is Pointer ?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8.636cm" svg:height="0.762cm" svg:x="1.016cm" svg:y="4.572cm">
          <draw:text-box>
            <text:p><text:span text:style-name="T8">Declaration of pointer :</text:span></text:p>
          </draw:text-box>
        </draw:frame>
        <draw:frame draw:style-name="gr8" draw:text-style-name="P10" draw:layer="layout" svg:width="8.89cm" svg:height="0.747cm" svg:x="2.286cm" svg:y="5.588cm">
          <draw:text-box>
            <text:p><text:span text:style-name="T9">data-type * variable_name ;</text:span></text:p>
          </draw:text-box>
        </draw:frame>
        <draw:frame draw:style-name="gr9" draw:text-style-name="P10" draw:layer="layout" svg:width="9.652cm" svg:height="3.723cm" svg:x="1.016cm" svg:y="7.065cm">
          <draw:text-box>
            <text:p><text:span text:style-name="T8">Initialization (or definition) of pointer :</text:span></text:p>
            <text:p><text:span text:style-name="T8"/></text:p>
            <text:p><text:span text:style-name="T10"><text:tab/></text:span><text:span text:style-name="T10">int a;</text:span></text:p>
            <text:p><text:span text:style-name="T9"><text:tab/></text:span><text:span text:style-name="T9">int *p = &amp;a;</text:span></text:p>
            <text:p><text:span text:style-name="T9"><text:tab/></text:span></text:p>
            <text:p><text:span text:style-name="T9"><text:tab/></text:span></text:p>
          </draw:text-box>
        </draw:frame>
        <draw:frame draw:style-name="gr10" draw:text-style-name="P10" draw:layer="layout" svg:width="9.906cm" svg:height="3.227cm" svg:x="10.16cm" svg:y="5.08cm">
          <draw:text-box>
            <text:p><text:span text:style-name="T8">Assigning the address to a pointer variable:</text:span></text:p>
            <text:p><text:span text:style-name="T9"><text:tab/></text:span></text:p>
            <text:p><text:span text:style-name="T9"><text:tab/></text:span><text:span text:style-name="T9">int a; </text:span></text:p>
            <text:p><text:span text:style-name="T9"><text:tab/></text:span><text:span text:style-name="T9">int *p;</text:span></text:p>
            <text:p><text:span text:style-name="T9"><text:tab/></text:span><text:span text:style-name="T9">p = &amp;a;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_5f_" presentation:presentation-page-layout-name="AL2T1" xml:id="id4" draw:id="id4">
        <office:forms form:automatic-focus="false" form:apply-design-mode="false"/>
        <draw:custom-shape draw:name="TextShape 1" draw:style-name="gr11" draw:text-style-name="P11" draw:layer="layout" svg:width="17.143cm" svg:height="0.987cm" svg:x="0.382cm" svg:y="0.1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3" draw:layer="layout" svg:width="1.524cm" svg:height="1.016cm" svg:x="12.954cm" svg:y="5.588cm">
          <text:p text:style-name="P12"><text:span text:style-name="T11">10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94cm" svg:height="0.899cm" svg:x="12.7cm" svg:y="6.604cm">
          <draw:text-box>
            <text:p><text:span text:style-name="T12">&amp;x = 1000</text:span></text:p>
          </draw:text-box>
        </draw:frame>
        <draw:frame draw:style-name="gr8" draw:text-style-name="P10" draw:layer="layout" svg:width="1.524cm" svg:height="0.747cm" svg:x="13.208cm" svg:y="4.863cm">
          <draw:text-box>
            <text:p><text:span text:style-name="T9">x</text:span></text:p>
          </draw:text-box>
        </draw:frame>
        <draw:custom-shape draw:style-name="gr12" draw:text-style-name="P15" draw:layer="layout" svg:width="1.524cm" svg:height="1.016cm" svg:x="17.352cm" svg:y="5.588cm">
          <text:p text:style-name="P12"><text:span text:style-name="T9">1000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.016cm" svg:height="0.747cm" svg:x="17.526cm" svg:y="4.826cm">
          <draw:text-box>
            <text:p><text:span text:style-name="T9">p</text:span></text:p>
          </draw:text-box>
        </draw:frame>
        <draw:frame draw:style-name="gr8" draw:text-style-name="P10" draw:layer="layout" svg:width="3.302cm" svg:height="0.747cm" svg:x="16.764cm" svg:y="6.641cm">
          <draw:text-box>
            <text:p><text:span text:style-name="T9">&amp;p = 2000</text:span></text:p>
          </draw:text-box>
        </draw:frame>
        <draw:line draw:style-name="gr14" draw:text-style-name="P16" draw:layer="layout" svg:x1="11.938cm" svg:y1="5.588cm" svg:x2="13.208cm" svg:y2="5.334cm">
          <text:p/>
        </draw:line>
        <draw:frame draw:style-name="gr8" draw:text-style-name="P10" draw:layer="layout" svg:width="1.27cm" svg:height="0.747cm" svg:x="10.922cm" svg:y="5.371cm">
          <draw:text-box>
            <text:p><text:span text:style-name="T9">int</text:span></text:p>
          </draw:text-box>
        </draw:frame>
        <draw:line draw:style-name="gr14" draw:text-style-name="P16" draw:layer="layout" svg:x1="16.256cm" svg:y1="5.588cm" svg:x2="17.526cm" svg:y2="5.334cm">
          <text:p/>
        </draw:line>
        <draw:frame draw:style-name="gr15" draw:text-style-name="P10" draw:layer="layout" svg:width="1.878cm" svg:height="1.199cm" svg:x="15.14cm" svg:y="5.334cm">
          <draw:text-box>
            <text:p><text:span text:style-name="T9">Int *</text:span></text:p>
          </draw:text-box>
        </draw:frame>
        <draw:custom-shape draw:name="TextShape 3" draw:style-name="gr16" draw:text-style-name="P17" draw:layer="layout" svg:width="11.429cm" svg:height="6.118cm" svg:x="0.255cm" svg:y="1.756cm">
          <text:p text:style-name="P1"><text:span text:style-name="T13">int main (void)</text:span></text:p>
          <text:p text:style-name="P1"><text:span text:style-name="T13">{</text:span></text:p>
          <text:p text:style-name="P1"><text:span text:style-name="T13"><text:tab/></text:span><text:span text:style-name="T13">int x = 10;</text:span></text:p>
          <text:p text:style-name="P1"><text:span text:style-name="T13"><text:tab/></text:span><text:span text:style-name="T13">int *p = NULL;</text:span></text:p>
          <text:p text:style-name="P1"><text:span text:style-name="T13"><text:tab/></text:span><text:span text:style-name="T13">p = &amp;x;</text:span></text:p>
          <text:p text:style-name="P1"><text:span text:style-name="T13"/></text:p>
          <text:p text:style-name="P1"><text:span text:style-name="T13"><text:tab/></text:span><text:span text:style-name="T13">printf (“*p = %d, x = %d \n”, *p, x);</text:span></text:p>
          <text:p text:style-name="P1"><text:span text:style-name="T13"><text:s/></text:span></text:p>
          <text:p text:style-name="P1"><text:span text:style-name="T13"><text:tab/></text:span><text:span text:style-name="T13">*p = 15;</text:span></text:p>
          <text:p text:style-name="P1"><text:span text:style-name="T13"/></text:p>
          <text:p text:style-name="P1"><text:span text:style-name="T13"><text:tab/></text:span><text:span text:style-name="T13">printf (“*p = %d , x = %d \n”, *p, x);</text:span></text:p>
          <text:p text:style-name="P1"><text:span text:style-name="T13"/></text:p>
          <text:p text:style-name="P1"><text:span text:style-name="T13"><text:tab/></text:span><text:span text:style-name="T13">return 0; </text:span></text:p>
          <text:p text:style-name="P1"><text:span text:style-name="T13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8.542cm" svg:height="0.831cm" svg:x="0.254cm" svg:y="0.254cm">
          <draw:text-box>
            <text:p><text:span text:style-name="T4">Example:</text:span></text:p>
          </draw:text-box>
        </draw:frame>
        <draw:frame draw:style-name="gr8" draw:text-style-name="P9" draw:layer="layout" svg:width="6.35cm" svg:height="0.747cm" svg:x="13.208cm" svg:y="7.503cm">
          <draw:text-box>
            <text:p><text:span text:style-name="T8">Fig 1 : Integer pointer</text:span></text:p>
          </draw:text-box>
        </draw:frame>
        <draw:line draw:style-name="gr18" draw:text-style-name="P12" draw:layer="layout" svg:x1="13.208cm" svg:y1="6.272cm" svg:x2="14.224cm" svg:y2="5.842cm">
          <text:p/>
        </draw:line>
        <draw:frame draw:style-name="gr19" draw:text-style-name="P18" draw:layer="layout" svg:width="1.27cm" svg:height="0.831cm" svg:x="11.684cm" svg:y="5.842cm">
          <draw:text-box>
            <text:p><text:span text:style-name="T4">15</text:span>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3T19" xml:id="id5" draw:id="id5">
        <office:forms form:automatic-focus="false" form:apply-design-mode="false"/>
        <draw:custom-shape draw:name="TextShape 1" draw:style-name="gr20" draw:text-style-name="P19" draw:layer="layout" svg:width="18.201cm" svg:height="0.887cm" svg:x="0.212cm" svg:y="0.169cm">
          <text:p text:style-name="P1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18.542cm" svg:height="5.471cm" svg:x="0.508cm" svg:y="1.524cm">
          <draw:text-box>
            <text:list text:style-name="L5">
              <text:list-item>
                <text:p><text:span text:style-name="T4">Accessing array elements.</text:span></text:p>
                <text:p><text:span text:style-name="T4"/></text:p>
              </text:list-item>
              <text:list-item>
                <text:p><text:span text:style-name="T4">Returning more than one value from a function.</text:span></text:p>
                <text:p><text:span text:style-name="T4"/></text:p>
              </text:list-item>
              <text:list-item>
                <text:p><text:span text:style-name="T4">Accessing dynamically allocated memory.</text:span></text:p>
                <text:p><text:span text:style-name="T4"/></text:p>
              </text:list-item>
              <text:list-item>
                <text:p><text:span text:style-name="T4">Implementing data structures like linked lists, trees.</text:span></text:p>
              </text:list-item>
            </text:list>
          </draw:text-box>
        </draw:frame>
        <draw:custom-shape draw:name="TextShape 1" draw:style-name="gr22" draw:text-style-name="P20" draw:layer="layout" svg:width="19.43cm" svg:height="0.762cm" svg:x="0.382cm" svg:y="0.254cm">
          <text:p><text:span text:style-name="T6">Usage of pointer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3T19" xml:id="id6" draw:id="id6">
        <office:forms form:automatic-focus="false" form:apply-design-mode="false"/>
        <draw:frame draw:style-name="gr23" draw:text-style-name="P10" draw:layer="layout" svg:width="20.066cm" svg:height="4.765cm" svg:x="0.762cm" svg:y="1.27cm">
          <draw:text-box>
            <text:list text:style-name="L6">
              <text:list-item>
                <text:p><text:span text:style-name="T4">Fetching (or accessing) the data through pointer, inserting the data using pointer &amp; increment/decrement operation on <text:s/>pointer depends on the </text:span><text:span text:style-name="T14">size of pointer data type</text:span><text:span text:style-name="T4">.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4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<text:span text:style-name="T4">Size of pointer for any data type is 4 bytes for 32bit compiler &amp; 8 bytes for 64 bit compiler . </text:span></text:p>
                <text:p><text:span text:style-name="T9"/></text:p>
                <text:p><text:span text:style-name="T9"/></text:p>
              </text:list-item>
            </text:list>
          </draw:text-box>
        </draw:frame>
        <draw:custom-shape draw:name="TextShape 1" draw:style-name="gr24" draw:text-style-name="P20" draw:layer="layout" svg:width="19.43cm" svg:height="0.762cm" svg:x="0.382cm" svg:y="0.254cm">
          <text:p><text:span text:style-name="T6">Pointer Arithmetic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0" draw:layer="layout" svg:width="19.812cm" svg:height="6.375cm" svg:x="0.254cm" svg:y="5.08cm">
          <draw:text-box>
            <text:p><text:span text:style-name="T9">Ex: <text:s text:c="4"/>int a = 5, *pi = &amp;a;</text:span><text:span text:style-name="T9"><text:tab/></text:span><text:span text:style-name="T9">//&amp;a = 1000</text:span></text:p>
            <text:p><text:span text:style-name="T9"><text:tab/></text:span><text:span text:style-name="T9">char c = ‘x’, *pc = &amp;c;</text:span><text:span text:style-name="T9"><text:tab/></text:span><text:span text:style-name="T9">//&amp;c = 5000</text:span></text:p>
            <text:p><text:span text:style-name="T9"/></text:p>
            <text:p><text:span text:style-name="T9"><text:tab/></text:span><text:span text:style-name="T9">pi++; </text:span><text:span text:style-name="T9"><text:tab/></text:span><text:span text:style-name="T9"><text:tab/></text:span><text:span text:style-name="T9"><text:tab/></text:span><text:span text:style-name="T9">//pi = 1000 + 1 * 4 = 1004 <text:s text:c="3"/>(since int is 4 bytes)</text:span></text:p>
            <text:p><text:span text:style-name="T9"><text:tab/></text:span><text:span text:style-name="T9">pi = pi – 3;</text:span><text:span text:style-name="T9"><text:tab/></text:span><text:span text:style-name="T9"><text:tab/></text:span><text:span text:style-name="T9"><text:tab/></text:span><text:span text:style-name="T9">//pi = 1004 – 3 * 4 = 992</text:span></text:p>
            <text:p><text:span text:style-name="T9"><text:tab/></text:span><text:span text:style-name="T9">pi = pi + 5;</text:span><text:span text:style-name="T9"><text:tab/></text:span><text:span text:style-name="T9"><text:tab/></text:span><text:span text:style-name="T9"><text:tab/></text:span><text:span text:style-name="T9">//pi = 992 + 5 * 4 = 1012</text:span></text:p>
            <text:p><text:span text:style-name="T9"><text:tab/></text:span><text:span text:style-name="T9">pi--; (or)</text:span><text:span text:style-name="T9"><text:tab/></text:span><text:span text:style-name="T9"> --pi;</text:span><text:span text:style-name="T9"><text:tab/></text:span><text:span text:style-name="T9"><text:tab/></text:span><text:span text:style-name="T9">//pi = 1012 – 1 * 4 = 1008</text:span></text:p>
            <text:p><text:span text:style-name="T9"><text:tab/></text:span><text:span text:style-name="T9">pc++; (or) ++pc;</text:span><text:span text:style-name="T9"><text:tab/></text:span><text:span text:style-name="T9"><text:tab/></text:span><text:span text:style-name="T9">//pc = 5000 + 1 * 1 = 5001 <text:s text:c="3"/>(since char is 1 byte)</text:span></text:p>
            <text:p><text:span text:style-name="T9"><text:tab/></text:span><text:span text:style-name="T9">pc = pc – 3;</text:span><text:span text:style-name="T9"><text:tab/></text:span><text:span text:style-name="T9"><text:tab/></text:span><text:span text:style-name="T9"><text:tab/></text:span><text:span text:style-name="T9">//pc = 5001 – 3 * 1 = 4998</text:span></text:p>
            <text:p><text:span text:style-name="T9"><text:tab/></text:span><text:span text:style-name="T9">pc = pc + 5;</text:span><text:span text:style-name="T9"><text:tab/></text:span><text:span text:style-name="T9"><text:tab/></text:span><text:span text:style-name="T9">//pc = 4998 + 5 * 1 = 5003</text:span></text:p>
            <text:p><text:span text:style-name="T9"><text:tab/></text:span><text:span text:style-name="T9">pc--;</text:span><text:span text:style-name="T9"><text:tab/></text:span><text:span text:style-name="T9"><text:tab/></text:span><text:span text:style-name="T9"><text:tab/></text:span><text:span text:style-name="T9"><text:tab/></text:span><text:span text:style-name="T9">//pc = 5003 – 1 * 1 = 5002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3T19" xml:id="id7" draw:id="id7">
        <office:forms form:automatic-focus="false" form:apply-design-mode="false"/>
        <draw:frame draw:style-name="gr26" draw:text-style-name="P10" draw:layer="layout" svg:width="8.636cm" svg:height="4.219cm" svg:x="1.27cm" svg:y="6.847cm">
          <draw:text-box>
            <text:p><text:span text:style-name="T9">Ex 3:</text:span><text:span text:style-name="T9"><text:tab/></text:span><text:span text:style-name="T9">int main (void)</text:span></text:p>
            <text:p><text:span text:style-name="T9"><text:tab/></text:span><text:span text:style-name="T9">{</text:span></text:p>
            <text:p><text:span text:style-name="T9"><text:tab/></text:span><text:span text:style-name="T9"><text:tab/></text:span><text:span text:style-name="T9">int a = 320;</text:span></text:p>
            <text:p><text:span text:style-name="T9"><text:tab/></text:span><text:span text:style-name="T9"><text:tab/></text:span><text:span text:style-name="T9">char *ptr = (char *)&amp;a;</text:span></text:p>
            <text:p><text:span text:style-name="T9"><text:tab/></text:span><text:span text:style-name="T9"><text:tab/></text:span><text:span text:style-name="T9">printf ("%d \n", *ptr);</text:span></text:p>
            <text:p><text:span text:style-name="T9"/></text:p>
            <text:p><text:span text:style-name="T9"><text:tab/></text:span><text:span text:style-name="T9"><text:tab/></text:span><text:span text:style-name="T9">return 0;</text:span></text:p>
            <text:p><text:span text:style-name="T9"><text:tab/></text:span><text:span text:style-name="T9">}</text:span></text:p>
          </draw:text-box>
        </draw:frame>
        <draw:frame draw:style-name="gr27" draw:text-style-name="P14" draw:layer="layout" svg:width="10.922cm" svg:height="0.729cm" svg:x="9.398cm" svg:y="9.365cm">
          <draw:text-box>
            <text:p><text:span text:style-name="T12">(320)d = 00000000 00000000 00000001 </text:span><text:span text:style-name="T15">01000000</text:span></text:p>
          </draw:text-box>
        </draw:frame>
        <draw:frame draw:style-name="gr28" draw:text-style-name="P22" draw:layer="layout" svg:width="19.65cm" svg:height="4.715cm" svg:x="2.702cm" svg:y="1.976cm">
          <draw:text-box>
            <text:p text:style-name="P21"><text:span text:style-name="T9">int main (void) <text:s text:c="64"/></text:span></text:p>
            <text:p text:style-name="P21"><text:span text:style-name="T9">{ <text:s text:c="121"/></text:span></text:p>
            <text:p text:style-name="P21"><text:span text:style-name="T9"><text:s text:c="4"/></text:span><text:span text:style-name="T9">char buf[64];</text:span></text:p>
            <text:p text:style-name="P21"><text:span text:style-name="T9"><text:s text:c="4"/></text:span><text:span text:style-name="T9">int *n = NULL: <text:s text:c="92"/></text:span></text:p>
            <text:p text:style-name="P21"><text:span text:style-name="T9"><text:s text:c="4"/></text:span><text:span text:style-name="T9">buf[40] = '2'; <text:s text:c="67"/></text:span></text:p>
            <text:p text:style-name="P21"><text:span text:style-name="T9"><text:s text:c="4"/></text:span><text:span text:style-name="T9">n = (int *)buf; <text:s text:c="60"/></text:span></text:p>
            <text:p text:style-name="P21"><text:span text:style-name="T9"><text:s text:c="4"/></text:span><text:span text:style-name="T9">printf ("%c \n", n[10]); <text:s text:c="51"/></text:span></text:p>
            <text:p text:style-name="P21"><text:span text:style-name="T9"><text:s text:c="4"/></text:span><text:span text:style-name="T9">return 0; <text:s text:c="66"/></text:span></text:p>
            <text:p text:style-name="P21"><text:span text:style-name="T9">} </text:span></text:p>
          </draw:text-box>
        </draw:frame>
        <draw:frame draw:style-name="gr8" draw:text-style-name="P10" draw:layer="layout" svg:width="2.124cm" svg:height="0.747cm" svg:x="1.178cm" svg:y="2.065cm">
          <draw:text-box>
            <text:p><text:span text:style-name="T9">Ex 1:</text:span></text:p>
          </draw:text-box>
        </draw:frame>
        <draw:custom-shape draw:name="TextShape 1" draw:style-name="gr29" draw:text-style-name="P8" draw:layer="layout" svg:width="19.43cm" svg:height="0.762cm" svg:x="0.383cm" svg:y="0.255cm">
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6">continued…..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10" draw:layer="layout" svg:width="16.164cm" svg:height="5.707cm" svg:x="10.506cm" svg:y="1.901cm">
          <draw:text-box>
            <text:p><text:span text:style-name="T9">int main(void)</text:span></text:p>
            <text:p><text:span text:style-name="T9">{</text:span></text:p>
            <text:p><text:span text:style-name="T9"><text:tab/></text:span><text:span text:style-name="T9">int x = 10, y = 20;</text:span></text:p>
            <text:p><text:span text:style-name="T9"><text:tab/></text:span><text:span text:style-name="T9">int *p = &amp;x;</text:span></text:p>
            <text:p><text:span text:style-name="T9"><text:tab/></text:span><text:span text:style-name="T9">int *q = &amp;y;</text:span></text:p>
            <text:p><text:span text:style-name="T9"><text:tab/></text:span><text:span text:style-name="T9">int *ptr = p + q;</text:span></text:p>
            <text:p><text:span text:style-name="T9"/></text:p>
            <text:p><text:span text:style-name="T9"><text:tab/></text:span><text:span text:style-name="T9">printf (“%p \n”, ptr);</text:span></text:p>
            <text:p><text:span text:style-name="T9"><text:tab/></text:span><text:span text:style-name="T9">return 0;</text:span></text:p>
            <text:p><text:span text:style-name="T9"><text:tab/></text:span></text:p>
            <text:p><text:span text:style-name="T9">}</text:span></text:p>
          </draw:text-box>
        </draw:frame>
        <draw:frame draw:style-name="gr8" draw:text-style-name="P10" draw:layer="layout" svg:width="2.448cm" svg:height="0.747cm" svg:x="8.982cm" svg:y="1.976cm">
          <draw:text-box>
            <text:p><text:span text:style-name="T9">Ex 2: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3T19" xml:id="id8" draw:id="id8">
        <office:forms form:automatic-focus="false" form:apply-design-mode="false"/>
        <draw:frame draw:style-name="gr17" draw:text-style-name="P23" draw:layer="layout" svg:width="16.256cm" svg:height="0.831cm" svg:x="0.254cm" svg:y="1.27cm">
          <draw:text-box>
            <text:p><text:span text:style-name="T17">Pointer comparisons:</text:span></text:p>
          </draw:text-box>
        </draw:frame>
        <draw:frame draw:style-name="gr31" draw:text-style-name="P18" draw:layer="layout" svg:width="20.574cm" svg:height="0.831cm" svg:x="1.27cm" svg:y="2.286cm">
          <draw:text-box>
            <text:list text:style-name="L8">
              <text:list-item>
                <text:p><text:span text:style-name="T4">Relational operators (==, !=, &lt;, &lt;=, &gt;, &gt;=) can be used with pointers</text:span></text:p>
              </text:list-item>
            </text:list>
          </draw:text-box>
        </draw:frame>
        <draw:frame draw:style-name="gr32" draw:text-style-name="P18" draw:layer="layout" svg:width="13.716cm" svg:height="0.831cm" svg:x="3.048cm" svg:y="3.136cm">
          <draw:text-box>
            <text:list text:style-name="L9">
              <text:list-item>
                <text:p><text:span text:style-name="T4"><text:s/></text:span><text:span text:style-name="T4">==, !=</text:span></text:p>
              </text:list-item>
            </text:list>
          </draw:text-box>
        </draw:frame>
        <draw:frame draw:style-name="gr33" draw:text-style-name="P18" draw:layer="layout" svg:width="14.478cm" svg:height="1.991cm" svg:x="4.064cm" svg:y="4.105cm">
          <draw:text-box>
            <text:list text:style-name="L4">
              <text:list-item>
                <text:p><text:span text:style-name="T4">If both pointers are NULL (or) both contain address of same variable.</text:span></text:p>
              </text:list-item>
              <text:list-item>
                <text:p><text:span text:style-name="T4">Between void pointer &amp; other pointer.</text:span></text:p>
              </text:list-item>
            </text:list>
          </draw:text-box>
        </draw:frame>
        <draw:frame draw:style-name="gr17" draw:text-style-name="P18" draw:layer="layout" svg:width="15.24cm" svg:height="0.831cm" svg:x="3.048cm" svg:y="6.789cm">
          <draw:text-box>
            <text:p><text:span text:style-name="T4">2) &gt;, &lt; , &lt;= , &gt;=</text:span></text:p>
          </draw:text-box>
        </draw:frame>
        <draw:frame draw:style-name="gr34" draw:text-style-name="P18" draw:layer="layout" svg:width="16.256cm" svg:height="1.991cm" svg:x="4.064cm" svg:y="7.733cm">
          <draw:text-box>
            <text:list text:style-name="L4">
              <text:list-item>
                <text:p><text:span text:style-name="T4">Valid between pointers of same type.</text:span></text:p>
              </text:list-item>
              <text:list-item>
                <text:p><text:span text:style-name="T4">Both pointers point to elements of arrays of same data type.</text:span></text:p>
              </text:list-item>
            </text:list>
          </draw:text-box>
        </draw:frame>
        <draw:custom-shape draw:name="TextShape 1" draw:style-name="gr35" draw:text-style-name="P8" draw:layer="layout" svg:width="19.43cm" svg:height="0.762cm" svg:x="0.384cm" svg:y="0.256cm">
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6">continued…..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3T19" xml:id="id9" draw:id="id9">
        <office:forms form:automatic-focus="false" form:apply-design-mode="false"/>
        <draw:frame draw:style-name="gr36" draw:text-style-name="P22" draw:layer="layout" svg:width="14.769cm" svg:height="9.675cm" svg:x="0.725cm" svg:y="1.247cm">
          <draw:text-box>
            <text:p text:style-name="P21"><text:span text:style-name="T9">int main(void) </text:span></text:p>
            <text:p text:style-name="P21"><text:span text:style-name="T9">{ <text:s text:c="2"/></text:span></text:p>
            <text:p text:style-name="P21"><text:span text:style-name="T9"><text:s text:c="4"/></text:span><text:span text:style-name="T9">int *i = NULL; <text:s text:c="61"/></text:span></text:p>
            <text:p text:style-name="P21"><text:span text:style-name="T9"><text:s text:c="4"/></text:span><text:span text:style-name="T9">float *f = NULL; <text:s text:c="59"/></text:span></text:p>
            <text:p text:style-name="P21"><text:span text:style-name="T9"><text:s text:c="4"/></text:span><text:span text:style-name="T9">char *c = NULL; <text:s text:c="60"/></text:span></text:p>
            <text:p text:style-name="P21"><text:span text:style-name="T9"><text:s text:c="4"/></text:span><text:span text:style-name="T9">void *v;</text:span></text:p>
            <text:p text:style-name="P21"><text:span text:style-name="T9"><text:s text:c="67"/></text:span></text:p>
            <text:p text:style-name="P21"><text:span text:style-name="T9"><text:s text:c="4"/></text:span><text:span text:style-name="T9">int a = 10; <text:s text:c="64"/></text:span></text:p>
            <text:p text:style-name="P21"><text:span text:style-name="T9"><text:s text:c="71"/></text:span></text:p>
            <text:p text:style-name="P21"><text:span text:style-name="T9"><text:s text:c="4"/></text:span><text:span text:style-name="T9">v = &amp;a; <text:s text:c="76"/></text:span></text:p>
            <text:p text:style-name="P21"><text:span text:style-name="T9"><text:s text:c="4"/></text:span><text:span text:style-name="T9">c = &amp;a; <text:s text:c="68"/></text:span></text:p>
            <text:p text:style-name="P21"><text:span text:style-name="T9"><text:s text:c="4"/></text:span><text:span text:style-name="T9">f = &amp;a; <text:s text:c="73"/></text:span></text:p>
            <text:p text:style-name="P21"><text:span text:style-name="T9"><text:s text:c="80"/></text:span></text:p>
            <text:p text:style-name="P21"><text:span text:style-name="T9"><text:s text:c="4"/></text:span><text:span text:style-name="T9">if (f == c) <text:s/>//true - but with warnings <text:s text:c="33"/></text:span></text:p>
            <text:p text:style-name="P21"><text:span text:style-name="T9"><text:s text:c="8"/></text:span><text:span text:style-name="T9">printf ("true \n"); <text:s text:c="52"/></text:span></text:p>
            <text:p text:style-name="P21"><text:span text:style-name="T9"><text:s text:c="4"/></text:span><text:span text:style-name="T9">else <text:s text:c="71"/></text:span></text:p>
            <text:p text:style-name="P21"><text:span text:style-name="T9"><text:s text:c="8"/></text:span><text:span text:style-name="T9">printf ("false \n"); <text:s text:c="4"/></text:span></text:p>
            <text:p text:style-name="P21"><text:span text:style-name="T9"><text:s text:c="4"/></text:span><text:span text:style-name="T9">return 0; <text:s text:c="46"/></text:span></text:p>
            <text:p text:style-name="P21"><text:span text:style-name="T9"><text:s/></text:span><text:span text:style-name="T9">} <text:s text:c="85"/></text:span></text:p>
          </draw:text-box>
        </draw:frame>
        <draw:line draw:style-name="gr18" draw:text-style-name="P16" draw:layer="layout" svg:x1="10.414cm" svg:y1="1.524cm" svg:x2="10.414cm" svg:y2="10.668cm">
          <text:p/>
        </draw:line>
        <draw:frame draw:style-name="gr37" draw:text-style-name="P22" draw:layer="layout" svg:width="11.699cm" svg:height="3.227cm" svg:x="10.414cm" svg:y="2.107cm">
          <draw:text-box>
            <text:p text:style-name="P21"><text:span text:style-name="T9"><text:s text:c="3"/></text:span><text:span text:style-name="T9">if (v <text:s/>!= <text:s/>i) <text:s text:c="3"/>//true - but with warnings <text:s text:c="33"/></text:span></text:p>
            <text:p text:style-name="P21"><text:span text:style-name="T9"><text:s text:c="8"/></text:span><text:span text:style-name="T9">printf ("false \n"); <text:s text:c="52"/></text:span></text:p>
            <text:p text:style-name="P21"><text:span text:style-name="T9"><text:s text:c="4"/></text:span><text:span text:style-name="T9">else <text:s text:c="71"/></text:span></text:p>
            <text:p text:style-name="P21"><text:span text:style-name="T9"><text:s text:c="8"/></text:span><text:span text:style-name="T9">printf ("true \n");</text:span></text:p>
          </draw:text-box>
        </draw:frame>
        <draw:frame draw:style-name="gr38" draw:text-style-name="P10" draw:layer="layout" svg:width="12.7cm" svg:height="3.723cm" svg:x="10.414cm" svg:y="5.868cm">
          <draw:text-box>
            <text:p><text:span text:style-name="T9">if (v &gt;= c){ <text:s text:c="34"/></text:span></text:p>
            <text:p><text:span text:style-name="T9"><text:s text:c="8"/></text:span><text:span text:style-name="T9">printf ("%d, %d", *(int*)v, *c); <text:s text:c="39"/></text:span></text:p>
            <text:p><text:span text:style-name="T9"><text:s text:c="8"/></text:span><text:span text:style-name="T9">printf ("true \n"); <text:s text:c="52"/></text:span></text:p>
            <text:p><text:span text:style-name="T9"><text:s text:c="4"/></text:span><text:span text:style-name="T9">}else <text:s text:c="70"/></text:span></text:p>
            <text:p><text:span text:style-name="T9"><text:s text:c="8"/></text:span><text:span text:style-name="T9">printf ("false \n"); </text:span></text:p>
          </draw:text-box>
        </draw:frame>
        <draw:custom-shape draw:name="TextShape 1" draw:style-name="gr39" draw:text-style-name="P8" draw:layer="layout" svg:width="19.43cm" svg:height="0.762cm" svg:x="0.384cm" svg:y="0.256cm">
          <text:p text:style-name="P1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6">continued…..</text:span><text:span text:style-name="T1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3T19" xml:id="id10" draw:id="id10">
        <office:forms form:automatic-focus="false" form:apply-design-mode="false"/>
        <draw:custom-shape draw:name="TextShape 1" draw:style-name="gr40" draw:text-style-name="P3" draw:layer="layout" svg:width="19.43cm" svg:height="0.762cm" svg:x="0.382cm" svg:y="0.254cm"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8">continued…..</text:span><text:span text:style-name="T1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10" draw:layer="layout" svg:width="6.858cm" svg:height="1.739cm" svg:x="1.016cm" svg:y="2.286cm">
          <draw:text-box>
            <text:p><text:span text:style-name="T9">int a = 5;</text:span></text:p>
            <text:p><text:span text:style-name="T9">int *pa = &amp;a;</text:span></text:p>
            <text:p><text:span text:style-name="T9">int **ppa = &amp;pa;</text:span></text:p>
          </draw:text-box>
        </draw:frame>
        <draw:frame draw:style-name="gr17" draw:text-style-name="P23" draw:layer="layout" svg:width="10.16cm" svg:height="0.831cm" svg:x="0.508cm" svg:y="1.524cm">
          <draw:text-box>
            <text:p><text:span text:style-name="T17">Pointer to pointer:</text:span></text:p>
          </draw:text-box>
        </draw:frame>
        <draw:custom-shape draw:style-name="gr42" draw:text-style-name="P24" draw:layer="layout" svg:width="2.286cm" svg:height="0.762cm" svg:x="10.16cm" svg:y="2.286cm">
          <text:p text:style-name="P12"><text:span text:style-name="T12">3000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286cm" svg:height="0.762cm" svg:x="17.272cm" svg:y="2.263cm">
          <text:p text:style-name="P12"><text:span text:style-name="T9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2.286cm" svg:height="0.762cm" svg:x="13.716cm" svg:y="2.286cm">
          <text:p text:style-name="P12"><text:span text:style-name="T12">2000</text:span></text:p>
          <draw:enhanced-geometry svg:viewBox="0 0 21600 21600" draw:type="rectangle" draw:enhanced-path="M 0 0 L 21600 0 21600 21600 0 21600 0 0 Z N"/>
        </draw:custom-shape>
        <draw:frame draw:style-name="gr43" draw:text-style-name="P14" draw:layer="layout" svg:width="1.524cm" svg:height="0.666cm" svg:x="10.668cm" svg:y="1.641cm">
          <draw:text-box>
            <text:p><text:span text:style-name="T12">4000</text:span></text:p>
          </draw:text-box>
        </draw:frame>
        <draw:frame draw:style-name="gr43" draw:text-style-name="P14" draw:layer="layout" svg:width="2.286cm" svg:height="0.666cm" svg:x="14.224cm" svg:y="1.578cm">
          <draw:text-box>
            <text:p><text:span text:style-name="T12">3000</text:span></text:p>
          </draw:text-box>
        </draw:frame>
        <draw:frame draw:style-name="gr43" draw:text-style-name="P14" draw:layer="layout" svg:width="2.286cm" svg:height="0.666cm" svg:x="17.78cm" svg:y="1.524cm">
          <draw:text-box>
            <text:p><text:span text:style-name="T12">2000</text:span></text:p>
          </draw:text-box>
        </draw:frame>
        <draw:line draw:style-name="gr14" draw:text-style-name="P12" draw:layer="layout" svg:x1="12.401cm" svg:y1="2.673cm" svg:x2="13.671cm" svg:y2="2.673cm">
          <text:p/>
        </draw:line>
        <draw:line draw:style-name="gr14" draw:text-style-name="P12" draw:layer="layout" svg:x1="16.002cm" svg:y1="2.718cm" svg:x2="17.272cm" svg:y2="2.718cm">
          <text:p/>
        </draw:line>
        <draw:frame draw:style-name="gr8" draw:text-style-name="P10" draw:layer="layout" svg:width="1.778cm" svg:height="0.747cm" svg:x="10.668cm" svg:y="3.302cm">
          <draw:text-box>
            <text:p><text:span text:style-name="T9">ppa</text:span></text:p>
          </draw:text-box>
        </draw:frame>
        <draw:frame draw:style-name="gr8" draw:text-style-name="P10" draw:layer="layout" svg:width="2.286cm" svg:height="0.747cm" svg:x="14.224cm" svg:y="3.302cm">
          <draw:text-box>
            <text:p><text:span text:style-name="T9">pa</text:span></text:p>
          </draw:text-box>
        </draw:frame>
        <draw:frame draw:style-name="gr8" draw:text-style-name="P10" draw:layer="layout" svg:width="0.762cm" svg:height="0.747cm" svg:x="17.78cm" svg:y="3.302cm">
          <draw:text-box>
            <text:p><text:span text:style-name="T9">a</text:span></text:p>
          </draw:text-box>
        </draw:frame>
        <draw:frame draw:style-name="standard" draw:layer="layout" svg:width="9.477cm" svg:height="5.045cm" svg:x="5.744cm" svg:y="5.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1"><text:span text:style-name="T12">Value of a</text:span></text:p>
              </table:table-cell>
              <table:table-cell>
                <text:p text:style-name="P1"><text:span text:style-name="T12">a</text:span></text:p>
              </table:table-cell>
              <table:table-cell>
                <text:p text:style-name="P1"><text:span text:style-name="T12">*pa</text:span></text:p>
              </table:table-cell>
              <table:table-cell>
                <text:p text:style-name="P1"><text:span text:style-name="T12">**ppa</text:span></text:p>
              </table:table-cell>
              <table:table-cell>
                <text:p text:style-name="P1"><text:span text:style-name="T12">5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Addresss of a</text:span></text:p>
              </table:table-cell>
              <table:table-cell>
                <text:p text:style-name="P1"><text:span text:style-name="T12">&amp;a</text:span></text:p>
              </table:table-cell>
              <table:table-cell>
                <text:p text:style-name="P1"><text:span text:style-name="T12"><text:s/></text:span><text:span text:style-name="T12">pa</text:span></text:p>
              </table:table-cell>
              <table:table-cell>
                <text:p text:style-name="P1"><text:span text:style-name="T12">*ppa</text:span></text:p>
              </table:table-cell>
              <table:table-cell>
                <text:p text:style-name="P1"><text:span text:style-name="T12">2000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2">Value of pa</text:span></text:p>
              </table:table-cell>
              <table:table-cell>
                <text:p text:style-name="P1"><text:span text:style-name="T12">&amp;a </text:span></text:p>
              </table:table-cell>
              <table:table-cell>
                <text:p text:style-name="P1"><text:span text:style-name="T12"><text:s/></text:span><text:span text:style-name="T12">pa</text:span></text:p>
              </table:table-cell>
              <table:table-cell>
                <text:p text:style-name="P1"><text:span text:style-name="T12">*ppa</text:span></text:p>
              </table:table-cell>
              <table:table-cell>
                <text:p text:style-name="P1"><text:span text:style-name="T12">200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2">Address of pa</text:span></text:p>
              </table:table-cell>
              <table:table-cell/>
              <table:table-cell>
                <text:p text:style-name="P1"><text:span text:style-name="T12">&amp;pa</text:span></text:p>
              </table:table-cell>
              <table:table-cell>
                <text:p text:style-name="P1"><text:span text:style-name="T12"><text:s/></text:span><text:span text:style-name="T12">ppa</text:span></text:p>
              </table:table-cell>
              <table:table-cell>
                <text:p text:style-name="P1"><text:span text:style-name="T12">300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2">Value of ppa</text:span></text:p>
              </table:table-cell>
              <table:table-cell/>
              <table:table-cell>
                <text:p text:style-name="P1"><text:span text:style-name="T12">&amp;pa</text:span></text:p>
              </table:table-cell>
              <table:table-cell>
                <text:p text:style-name="P1"><text:span text:style-name="T12"><text:s/></text:span><text:span text:style-name="T12">ppa</text:span></text:p>
              </table:table-cell>
              <table:table-cell>
                <text:p text:style-name="P1"><text:span text:style-name="T12">300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2">Address of ppa</text:span></text:p>
              </table:table-cell>
              <table:table-cell/>
              <table:table-cell/>
              <table:table-cell>
                <text:p text:style-name="P1"><text:span text:style-name="T12">&amp;ppa</text:span></text:p>
              </table:table-cell>
              <table:table-cell>
                <text:p text:style-name="P1"><text:span text:style-name="T12">4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2.7cm" svg:height="0.747cm" svg:x="5.334cm" svg:y="4.826cm">
          <draw:text-box>
            <text:p><text:span text:style-name="T8">Table 1 : Illustration of pointer to pointer</text:span></text:p>
          </draw:text-box>
        </draw:frame>
        <draw:frame draw:style-name="gr8" draw:text-style-name="P9" draw:layer="layout" svg:width="10.414cm" svg:height="0.747cm" svg:x="9.906cm" svg:y="3.81cm">
          <draw:text-box>
            <text:p><text:span text:style-name="T8">Fig 2 : Visualization of pointer to pointer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3T19" xml:id="id11" draw:id="id11">
        <office:forms form:automatic-focus="false" form:apply-design-mode="false"/>
        <draw:custom-shape draw:name="TextShape 1" draw:style-name="gr44" draw:text-style-name="P20" draw:layer="layout" svg:width="19.43cm" svg:height="0.762cm" svg:x="0.383cm" svg:y="0.255cm">
          <text:p><text:span text:style-name="T6">Pointer &amp; One dimensional Arrays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9.904cm" svg:height="1.022cm" svg:x="9.069cm" svg:y="2.222cm">
          <table:table table:template-name="blu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3" table:default-cell-style-name="ce3">
              <table:table-cell>
                <text:p text:style-name="P12"><text:span text:style-name="T20">1</text:span></text:p>
              </table:table-cell>
              <table:table-cell>
                <text:p text:style-name="P12"><text:span text:style-name="T20">2</text:span></text:p>
              </table:table-cell>
              <table:table-cell>
                <text:p text:style-name="P12"><text:span text:style-name="T20">3</text:span></text:p>
              </table:table-cell>
              <table:table-cell>
                <text:p text:style-name="P12"><text:span text:style-name="T20">4</text:span></text:p>
              </table:table-cell>
              <table:table-cell>
                <text:p text:style-name="P12"><text:span text:style-name="T20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0" draw:layer="layout" svg:width="10.922cm" svg:height="0.747cm" svg:x="1.016cm" svg:y="2.032cm">
          <draw:text-box>
            <text:p><text:span text:style-name="T9">int arr[5] = {1, 2, 3, 4, 5};</text:span></text:p>
          </draw:text-box>
        </draw:frame>
        <draw:frame draw:style-name="gr8" draw:text-style-name="P10" draw:layer="layout" svg:width="1.76cm" svg:height="0.747cm" svg:x="9.162cm" svg:y="1.493cm">
          <draw:text-box>
            <text:p><text:span text:style-name="T9">5000</text:span></text:p>
          </draw:text-box>
        </draw:frame>
        <draw:frame draw:style-name="gr8" draw:text-style-name="P10" draw:layer="layout" svg:width="1.76cm" svg:height="0.747cm" svg:x="17.036cm" svg:y="1.493cm">
          <draw:text-box>
            <text:p><text:span text:style-name="T9">5016</text:span></text:p>
          </draw:text-box>
        </draw:frame>
        <draw:frame draw:style-name="gr8" draw:text-style-name="P10" draw:layer="layout" svg:width="1.76cm" svg:height="0.747cm" svg:x="15.24cm" svg:y="1.493cm">
          <draw:text-box>
            <text:p><text:span text:style-name="T9">5012</text:span></text:p>
          </draw:text-box>
        </draw:frame>
        <draw:frame draw:style-name="gr8" draw:text-style-name="P10" draw:layer="layout" svg:width="1.76cm" svg:height="0.747cm" svg:x="13.208cm" svg:y="1.493cm">
          <draw:text-box>
            <text:p><text:span text:style-name="T9">5008</text:span></text:p>
          </draw:text-box>
        </draw:frame>
        <draw:frame draw:style-name="gr8" draw:text-style-name="P10" draw:layer="layout" svg:width="1.76cm" svg:height="0.747cm" svg:x="11.194cm" svg:y="1.493cm">
          <draw:text-box>
            <text:p><text:span text:style-name="T9">5004</text:span></text:p>
          </draw:text-box>
        </draw:frame>
        <draw:frame draw:style-name="gr8" draw:text-style-name="P10" draw:layer="layout" svg:width="1.76cm" svg:height="0.747cm" svg:x="9.162cm" svg:y="3.244cm">
          <draw:text-box>
            <text:p><text:span text:style-name="T9">arr[0]</text:span></text:p>
          </draw:text-box>
        </draw:frame>
        <draw:frame draw:style-name="gr8" draw:text-style-name="P10" draw:layer="layout" svg:width="1.76cm" svg:height="0.747cm" svg:x="11.194cm" svg:y="3.244cm">
          <draw:text-box>
            <text:p><text:span text:style-name="T9">arr[1]</text:span></text:p>
          </draw:text-box>
        </draw:frame>
        <draw:frame draw:style-name="gr8" draw:text-style-name="P10" draw:layer="layout" svg:width="1.76cm" svg:height="0.747cm" svg:x="12.972cm" svg:y="3.244cm">
          <draw:text-box>
            <text:p><text:span text:style-name="T9">arr[2]</text:span></text:p>
          </draw:text-box>
        </draw:frame>
        <draw:frame draw:style-name="gr8" draw:text-style-name="P10" draw:layer="layout" svg:width="1.76cm" svg:height="0.747cm" svg:x="15.271cm" svg:y="3.274cm">
          <draw:text-box>
            <text:p><text:span text:style-name="T9">arr[3]</text:span></text:p>
          </draw:text-box>
        </draw:frame>
        <draw:frame draw:style-name="gr8" draw:text-style-name="P10" draw:layer="layout" svg:width="1.76cm" svg:height="0.747cm" svg:x="17.272cm" svg:y="3.244cm">
          <draw:text-box>
            <text:p><text:span text:style-name="T9">arr[4]</text:span></text:p>
          </draw:text-box>
        </draw:frame>
        <draw:frame draw:style-name="gr17" draw:text-style-name="P18" draw:layer="layout" svg:width="7.366cm" svg:height="0.831cm" svg:x="0.508cm" svg:y="1.27cm">
          <draw:text-box>
            <text:list text:style-name="L11">
              <text:list-item>
                <text:p><text:span text:style-name="T4">Three main points.</text:span></text:p>
              </text:list-item>
            </text:list>
          </draw:text-box>
        </draw:frame>
        <draw:frame draw:style-name="gr45" draw:text-style-name="P10" draw:layer="layout" svg:width="3.048cm" svg:height="1.243cm" svg:x="1.016cm" svg:y="2.54cm">
          <draw:text-box>
            <text:p><text:span text:style-name="T9">int *p;</text:span></text:p>
            <text:p><text:span text:style-name="T9">p = arr;</text:span></text:p>
          </draw:text-box>
        </draw:frame>
        <draw:frame draw:style-name="standard" draw:layer="layout" svg:width="9.904cm" svg:height="1.022cm" svg:x="9.341cm" svg:y="8.379cm">
          <table:table table:template-name="blue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3" table:default-cell-style-name="ce3">
              <table:table-cell>
                <text:p text:style-name="P12"><text:span text:style-name="T20">1</text:span></text:p>
              </table:table-cell>
              <table:table-cell>
                <text:p text:style-name="P12"><text:span text:style-name="T20">2</text:span></text:p>
              </table:table-cell>
              <table:table-cell>
                <text:p text:style-name="P12"><text:span text:style-name="T20">3</text:span></text:p>
              </table:table-cell>
              <table:table-cell>
                <text:p text:style-name="P12"><text:span text:style-name="T20">4</text:span></text:p>
              </table:table-cell>
              <table:table-cell>
                <text:p text:style-name="P12"><text:span text:style-name="T20">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0" draw:layer="layout" svg:width="1.76cm" svg:height="0.747cm" svg:x="9.434cm" svg:y="7.65cm">
          <draw:text-box>
            <text:p><text:span text:style-name="T9">5000</text:span></text:p>
          </draw:text-box>
        </draw:frame>
        <draw:frame draw:style-name="gr8" draw:text-style-name="P10" draw:layer="layout" svg:width="1.76cm" svg:height="0.747cm" svg:x="17.308cm" svg:y="7.65cm">
          <draw:text-box>
            <text:p><text:span text:style-name="T9">5016</text:span></text:p>
          </draw:text-box>
        </draw:frame>
        <draw:frame draw:style-name="gr8" draw:text-style-name="P10" draw:layer="layout" svg:width="1.76cm" svg:height="0.747cm" svg:x="15.512cm" svg:y="7.65cm">
          <draw:text-box>
            <text:p><text:span text:style-name="T9">5012</text:span></text:p>
          </draw:text-box>
        </draw:frame>
        <draw:frame draw:style-name="gr8" draw:text-style-name="P10" draw:layer="layout" svg:width="1.76cm" svg:height="0.747cm" svg:x="13.48cm" svg:y="7.65cm">
          <draw:text-box>
            <text:p><text:span text:style-name="T9">5008</text:span></text:p>
          </draw:text-box>
        </draw:frame>
        <draw:frame draw:style-name="gr27" draw:text-style-name="P25" draw:layer="layout" svg:width="1.76cm" svg:height="0.729cm" svg:x="11.466cm" svg:y="7.65cm">
          <draw:text-box>
            <text:p><text:span text:style-name="T21">5004</text:span></text:p>
          </draw:text-box>
        </draw:frame>
        <draw:frame draw:style-name="gr8" draw:text-style-name="P10" draw:layer="layout" svg:width="1.76cm" svg:height="0.747cm" svg:x="9.434cm" svg:y="9.401cm">
          <draw:text-box>
            <text:p><text:span text:style-name="T9">arr[0]</text:span></text:p>
          </draw:text-box>
        </draw:frame>
        <draw:frame draw:style-name="gr8" draw:text-style-name="P10" draw:layer="layout" svg:width="1.76cm" svg:height="0.747cm" svg:x="11.466cm" svg:y="9.401cm">
          <draw:text-box>
            <text:p><text:span text:style-name="T9">arr[1]</text:span></text:p>
          </draw:text-box>
        </draw:frame>
        <draw:frame draw:style-name="gr8" draw:text-style-name="P10" draw:layer="layout" svg:width="1.76cm" svg:height="0.747cm" svg:x="13.244cm" svg:y="9.401cm">
          <draw:text-box>
            <text:p><text:span text:style-name="T9">arr[2]</text:span></text:p>
          </draw:text-box>
        </draw:frame>
        <draw:frame draw:style-name="gr8" draw:text-style-name="P10" draw:layer="layout" svg:width="1.76cm" svg:height="0.747cm" svg:x="15.543cm" svg:y="9.431cm">
          <draw:text-box>
            <text:p><text:span text:style-name="T9">arr[3]</text:span></text:p>
          </draw:text-box>
        </draw:frame>
        <draw:frame draw:style-name="gr8" draw:text-style-name="P10" draw:layer="layout" svg:width="1.76cm" svg:height="0.747cm" svg:x="17.544cm" svg:y="9.401cm">
          <draw:text-box>
            <text:p><text:span text:style-name="T9">arr[4]</text:span></text:p>
          </draw:text-box>
        </draw:frame>
        <draw:line draw:style-name="gr46" draw:text-style-name="P12" draw:layer="layout" svg:x1="8.382cm" svg:y1="8.191cm" svg:x2="9.341cm" svg:y2="8.379cm">
          <text:p/>
        </draw:line>
        <draw:frame draw:style-name="gr8" draw:text-style-name="P10" draw:layer="layout" svg:width="1.27cm" svg:height="0.747cm" svg:x="6.858cm" svg:y="6.7cm">
          <draw:text-box>
            <text:p><text:span text:style-name="T9">p</text:span></text:p>
          </draw:text-box>
        </draw:frame>
        <draw:frame draw:style-name="gr47" draw:text-style-name="P18" draw:layer="layout" svg:width="12.7cm" svg:height="1.397cm" svg:x="0.762cm" svg:y="4.318cm">
          <draw:text-box>
            <text:p><text:span text:style-name="T9">p[i] <text:s/>----&gt; *(p + i) ----&gt; value at i</text:span><text:span text:style-name="T22">th</text:span><text:span text:style-name="T9"> position </text:span></text:p>
            <text:p><text:span text:style-name="T9">&amp;p[i] <text:s/>----&gt; (p + i) ----&gt; address at i</text:span><text:span text:style-name="T22">th</text:span><text:span text:style-name="T9"> position</text:span><text:span text:style-name="T4"> </text:span></text:p>
          </draw:text-box>
        </draw:frame>
        <draw:custom-shape draw:style-name="gr48" draw:text-style-name="P15" draw:layer="layout" svg:width="1.778cm" svg:height="0.762cm" svg:x="6.604cm" svg:y="7.429cm">
          <text:p text:style-name="P12"><text:span text:style-name="T9">5000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.032cm" svg:height="0.747cm" svg:x="6.858cm" svg:y="8.191cm">
          <draw:text-box>
            <text:p><text:span text:style-name="T9">2000</text:span></text:p>
          </draw:text-box>
        </draw:frame>
        <draw:frame draw:style-name="gr49" draw:text-style-name="P10" draw:layer="layout" svg:width="8.382cm" svg:height="2.147cm" svg:x="11.176cm" svg:y="5.08cm">
          <draw:text-box>
            <text:list text:style-name="L12">
              <text:list-item>
                <text:p><text:span text:style-name="T9">a[i] = *(a + i) = *(i + a) = i[a]</text:span></text:p>
                <text:p><text:span text:style-name="T9"/></text:p>
              </text:list-item>
              <text:list-item>
                <text:p><text:span text:style-name="T9">&amp;a[i] = &amp;*(a + i) = (i + a) = &amp;i[a]</text:span></text:p>
              </text:list-item>
            </text:list>
          </draw:text-box>
        </draw:frame>
        <draw:frame draw:style-name="gr8" draw:text-style-name="P9" draw:layer="layout" svg:width="10.396cm" svg:height="0.747cm" svg:x="10.178cm" svg:y="3.825cm">
          <draw:text-box>
            <text:p><text:span text:style-name="T8">Fig 3 : Array of 5 elements</text:span></text:p>
          </draw:text-box>
        </draw:frame>
        <draw:frame draw:style-name="gr50" draw:text-style-name="P9" draw:layer="layout" svg:width="13.716cm" svg:height="1.243cm" svg:x="7.62cm" svg:y="9.906cm">
          <draw:text-box>
            <text:p><text:span text:style-name="T8">Fig 4 : Assigning the address of an array to pointer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3T19" xml:id="id12" draw:id="id12">
        <office:forms form:automatic-focus="false" form:apply-design-mode="false"/>
        <draw:custom-shape draw:name="TextShape 1" draw:style-name="gr51" draw:text-style-name="P20" draw:layer="layout" svg:width="19.43cm" svg:height="0.762cm" svg:x="0.384cm" svg:y="0.256cm">
          <text:p><text:span text:style-name="T6">Pointer to an Array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26" draw:layer="layout" svg:width="5.334cm" svg:height="0.806cm" svg:x="1.524cm" svg:y="1.778cm">
          <draw:text-box>
            <text:p><text:span text:style-name="T23">int (*ptr)[5];</text:span></text:p>
          </draw:text-box>
        </draw:frame>
        <draw:frame draw:style-name="gr8" draw:text-style-name="P10" draw:layer="layout" svg:width="1.334cm" svg:height="0.747cm" svg:x="8.826cm" svg:y="3.027cm">
          <draw:text-box>
            <text:p><text:span text:style-name="T9">ptr</text:span></text:p>
          </draw:text-box>
        </draw:frame>
        <draw:custom-shape draw:style-name="gr48" draw:text-style-name="P15" draw:layer="layout" svg:width="1.333cm" svg:height="0.429cm" svg:x="8.636cm" svg:y="3.805cm">
          <text:p text:style-name="P12"><text:span text:style-name="T9">5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032cm" svg:height="0.747cm" svg:x="8.636cm" svg:y="4.351cm">
          <draw:text-box>
            <text:p><text:span text:style-name="T9">3000</text:span></text:p>
          </draw:text-box>
        </draw:frame>
        <draw:frame draw:style-name="standard" draw:layer="layout" svg:width="7.426cm" svg:height="0.766cm" svg:x="10.746cm" svg:y="2.053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4">
              <table:table-cell>
                <text:p text:style-name="P12"><text:span text:style-name="T9">1</text:span></text:p>
              </table:table-cell>
              <table:table-cell>
                <text:p text:style-name="P12"><text:span text:style-name="T9">2</text:span></text:p>
              </table:table-cell>
              <table:table-cell>
                <text:p text:style-name="P12"><text:span text:style-name="T9">3</text:span></text:p>
              </table:table-cell>
              <table:table-cell>
                <text:p text:style-name="P12"><text:span text:style-name="T9">4</text:span></text:p>
              </table:table-cell>
              <table:table-cell>
                <text:p text:style-name="P12"><text:span text:style-name="T9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10" draw:layer="layout" svg:width="1.885cm" svg:height="0.747cm" svg:x="10.692cm" svg:y="1.489cm">
          <draw:text-box>
            <text:p><text:span text:style-name="T9">5000</text:span></text:p>
          </draw:text-box>
        </draw:frame>
        <draw:frame draw:style-name="gr8" draw:text-style-name="P10" draw:layer="layout" svg:width="1.821cm" svg:height="0.747cm" svg:x="16.721cm" svg:y="1.5cm">
          <draw:text-box>
            <text:p><text:span text:style-name="T9">5016</text:span></text:p>
          </draw:text-box>
        </draw:frame>
        <draw:frame draw:style-name="gr8" draw:text-style-name="P10" draw:layer="layout" svg:width="1.644cm" svg:height="0.747cm" svg:x="15.343cm" svg:y="1.5cm">
          <draw:text-box>
            <text:p><text:span text:style-name="T9">5012</text:span></text:p>
          </draw:text-box>
        </draw:frame>
        <draw:frame draw:style-name="gr8" draw:text-style-name="P10" draw:layer="layout" svg:width="1.675cm" svg:height="0.747cm" svg:x="13.819cm" svg:y="1.489cm">
          <draw:text-box>
            <text:p><text:span text:style-name="T9">5008</text:span></text:p>
          </draw:text-box>
        </draw:frame>
        <draw:frame draw:style-name="gr8" draw:text-style-name="P10" draw:layer="layout" svg:width="1.854cm" svg:height="0.747cm" svg:x="12.37cm" svg:y="1.489cm">
          <draw:text-box>
            <text:p><text:span text:style-name="T9">5004</text:span></text:p>
          </draw:text-box>
        </draw:frame>
        <draw:frame draw:style-name="gr8" draw:text-style-name="P10" draw:layer="layout" svg:width="1.861cm" svg:height="0.747cm" svg:x="10.478cm" svg:y="2.628cm">
          <draw:text-box>
            <text:p><text:span text:style-name="T9">arr[0]</text:span></text:p>
          </draw:text-box>
        </draw:frame>
        <draw:frame draw:style-name="gr8" draw:text-style-name="P10" draw:layer="layout" svg:width="2.032cm" svg:height="0.747cm" svg:x="12.215cm" svg:y="2.628cm">
          <draw:text-box>
            <text:p><text:span text:style-name="T9">arr[1]</text:span></text:p>
          </draw:text-box>
        </draw:frame>
        <draw:frame draw:style-name="gr8" draw:text-style-name="P10" draw:layer="layout" svg:width="1.724cm" svg:height="0.747cm" svg:x="13.673cm" svg:y="2.628cm">
          <draw:text-box>
            <text:p><text:span text:style-name="T9">arr[2]</text:span></text:p>
          </draw:text-box>
        </draw:frame>
        <draw:frame draw:style-name="gr8" draw:text-style-name="P10" draw:layer="layout" svg:width="2.032cm" svg:height="0.747cm" svg:x="15.24cm" svg:y="2.645cm">
          <draw:text-box>
            <text:p><text:span text:style-name="T9">arr[3]</text:span></text:p>
          </draw:text-box>
        </draw:frame>
        <draw:frame draw:style-name="gr8" draw:text-style-name="P10" draw:layer="layout" svg:width="1.898cm" svg:height="0.747cm" svg:x="16.764cm" svg:y="2.645cm">
          <draw:text-box>
            <text:p><text:span text:style-name="T9">arr[4]</text:span></text:p>
          </draw:text-box>
        </draw:frame>
        <draw:line draw:style-name="gr46" draw:text-style-name="P12" draw:layer="layout" svg:x1="10.478cm" svg:y1="1.5cm" svg:x2="18.288cm" svg:y2="1.5cm">
          <text:p/>
        </draw:line>
        <draw:line draw:style-name="gr46" draw:text-style-name="P12" draw:layer="layout" svg:x1="18.288cm" svg:y1="1.5cm" svg:x2="18.287cm" svg:y2="3.374cm">
          <text:p/>
        </draw:line>
        <draw:line draw:style-name="gr46" draw:text-style-name="P12" draw:layer="layout" svg:x1="10.477cm" svg:y1="3.319cm" svg:x2="18.287cm" svg:y2="3.319cm">
          <text:p/>
        </draw:line>
        <draw:line draw:style-name="gr46" draw:text-style-name="P12" draw:layer="layout" svg:x1="10.478cm" svg:y1="1.5cm" svg:x2="10.477cm" svg:y2="3.319cm">
          <text:p/>
        </draw:line>
        <draw:line draw:style-name="gr46" draw:text-style-name="P12" draw:layer="layout" svg:x1="9.969cm" svg:y1="3.805cm" svg:x2="10.477cm" svg:y2="3.072cm">
          <text:p/>
        </draw:line>
        <draw:custom-shape draw:name="TextShape 1" draw:style-name="gr53" draw:text-style-name="P20" draw:layer="layout" svg:width="19.43cm" svg:height="0.762cm" svg:x="0.382cm" svg:y="5.08cm">
          <text:p><text:span text:style-name="T6">Array of Pointer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1.43cm" svg:height="0.747cm" svg:x="0.213cm" svg:y="6.377cm">
          <draw:text-box>
            <text:p><text:span text:style-name="T9">int *a[ ] = {arr, arr + 1, arr + 2, arr + 3, arr + 4};</text:span></text:p>
          </draw:text-box>
        </draw:frame>
        <draw:frame draw:style-name="standard" draw:layer="layout" svg:width="8.168cm" svg:height="0.756cm" svg:x="11.643cm" svg:y="6.744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4">
              <table:table-cell>
                <text:p text:style-name="P12"><text:span text:style-name="T9">5000</text:span></text:p>
              </table:table-cell>
              <table:table-cell>
                <text:p text:style-name="P12"><text:span text:style-name="T9">5004</text:span></text:p>
              </table:table-cell>
              <table:table-cell>
                <text:p text:style-name="P12"><text:span text:style-name="T9">5008</text:span></text:p>
              </table:table-cell>
              <table:table-cell>
                <text:p text:style-name="P12"><text:span text:style-name="T9">5012</text:span></text:p>
              </table:table-cell>
              <table:table-cell>
                <text:p text:style-name="P12"><text:span text:style-name="T9">501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0" draw:layer="layout" svg:width="1.624cm" svg:height="0.747cm" svg:x="11.718cm" svg:y="6.096cm">
          <draw:text-box>
            <text:p><text:span text:style-name="T9">7000</text:span></text:p>
          </draw:text-box>
        </draw:frame>
        <draw:frame draw:style-name="gr8" draw:text-style-name="P10" draw:layer="layout" svg:width="1.801cm" svg:height="0.747cm" svg:x="18.011cm" svg:y="6.096cm">
          <draw:text-box>
            <text:p><text:span text:style-name="T9">7016</text:span></text:p>
          </draw:text-box>
        </draw:frame>
        <draw:frame draw:style-name="gr8" draw:text-style-name="P10" draw:layer="layout" svg:width="1.771cm" svg:height="0.747cm" svg:x="16.575cm" svg:y="6.096cm">
          <draw:text-box>
            <text:p><text:span text:style-name="T9">7012</text:span></text:p>
          </draw:text-box>
        </draw:frame>
        <draw:frame draw:style-name="gr8" draw:text-style-name="P10" draw:layer="layout" svg:width="1.624cm" svg:height="0.747cm" svg:x="14.951cm" svg:y="6.096cm">
          <draw:text-box>
            <text:p><text:span text:style-name="T9">7008</text:span></text:p>
          </draw:text-box>
        </draw:frame>
        <draw:frame draw:style-name="gr8" draw:text-style-name="P10" draw:layer="layout" svg:width="1.609cm" svg:height="0.747cm" svg:x="13.342cm" svg:y="6.096cm">
          <draw:text-box>
            <text:p><text:span text:style-name="T9">7004</text:span></text:p>
          </draw:text-box>
        </draw:frame>
        <draw:frame draw:style-name="gr8" draw:text-style-name="P10" draw:layer="layout" svg:width="1.631cm" svg:height="0.747cm" svg:x="11.643cm" svg:y="7.399cm">
          <draw:text-box>
            <text:p><text:span text:style-name="T9">a[0]</text:span></text:p>
          </draw:text-box>
        </draw:frame>
        <draw:frame draw:style-name="gr8" draw:text-style-name="P10" draw:layer="layout" svg:width="1.631cm" svg:height="0.747cm" svg:x="17.927cm" svg:y="7.399cm">
          <draw:text-box>
            <text:p><text:span text:style-name="T9">a[4]</text:span></text:p>
          </draw:text-box>
        </draw:frame>
        <draw:frame draw:style-name="gr8" draw:text-style-name="P10" draw:layer="layout" svg:width="1.631cm" svg:height="0.747cm" svg:x="16.382cm" svg:y="7.397cm">
          <draw:text-box>
            <text:p><text:span text:style-name="T9">a[3]</text:span></text:p>
          </draw:text-box>
        </draw:frame>
        <draw:frame draw:style-name="gr8" draw:text-style-name="P10" draw:layer="layout" svg:width="1.631cm" svg:height="0.747cm" svg:x="14.879cm" svg:y="7.359cm">
          <draw:text-box>
            <text:p><text:span text:style-name="T9">a[2]</text:span></text:p>
          </draw:text-box>
        </draw:frame>
        <draw:frame draw:style-name="gr8" draw:text-style-name="P10" draw:layer="layout" svg:width="1.631cm" svg:height="0.747cm" svg:x="13.275cm" svg:y="7.4cm">
          <draw:text-box>
            <text:p><text:span text:style-name="T9">a[1]</text:span></text:p>
          </draw:text-box>
        </draw:frame>
        <draw:frame draw:style-name="gr8" draw:text-style-name="P9" draw:layer="layout" svg:width="9.335cm" svg:height="0.747cm" svg:x="11.176cm" svg:y="3.805cm">
          <draw:text-box>
            <text:p><text:span text:style-name="T8">Fig 5 : Pointer to an array</text:span></text:p>
          </draw:text-box>
        </draw:frame>
        <draw:frame draw:style-name="gr8" draw:text-style-name="P9" draw:layer="layout" svg:width="7.62cm" svg:height="0.747cm" svg:x="11.938cm" svg:y="8.397cm">
          <draw:text-box>
            <text:p><text:span text:style-name="T8">Fig 6: Array of Pointers 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3T19" xml:id="id13" draw:id="id13">
        <office:forms form:automatic-focus="false" form:apply-design-mode="false"/>
        <draw:frame draw:style-name="gr54" draw:text-style-name="P10" draw:layer="layout" svg:width="19.558cm" svg:height="10.171cm" svg:x="0.762cm" svg:y="1.237cm">
          <draw:text-box>
            <text:p><text:span text:style-name="T9">int main(void) <text:s text:c="65"/></text:span></text:p>
            <text:p><text:span text:style-name="T9">{ <text:s text:c="78"/></text:span></text:p>
            <text:p><text:span text:style-name="T9"><text:s text:c="4"/></text:span><text:span text:style-name="T9">int arr[ ] = {1, 2, 3, 4, 5}; <text:s text:c="3"/>//initialization of array <text:s text:c="18"/></text:span></text:p>
            <text:p><text:span text:style-name="T9"><text:s text:c="80"/></text:span></text:p>
            <text:p><text:span text:style-name="T9"><text:s text:c="4"/></text:span><text:span text:style-name="T9">int *p = arr; <text:s text:c="18"/>//assigning address of array to pointer</text:span></text:p>
            <text:p><text:span text:style-name="T9"><text:s text:c="80"/></text:span></text:p>
            <text:p><text:span text:style-name="T9"><text:s text:c="4"/></text:span><text:span text:style-name="T9">int (*ptr)[5] = &amp;arr; <text:s text:c="18"/>//pointer to an array <text:s text:c="14"/></text:span></text:p>
            <text:p><text:span text:style-name="T9"><text:s text:c="80"/></text:span></text:p>
            <text:p><text:span text:style-name="T9"><text:s text:c="4"/></text:span><text:span text:style-name="T9">int *a[ ] = {arr, arr + 1, arr + 2, arr + 3, arr + 4};//array of pointers <text:s text:c="15"/></text:span></text:p>
            <text:p><text:span text:style-name="T9"><text:s text:c="80"/></text:span></text:p>
            <text:p><text:span text:style-name="T9"><text:s text:c="4"/></text:span><text:span text:style-name="T9">printf ("arr = %p, p = %p, ptr = %p,a[0] = %p \n", arr, p, ptr, a[0]);</text:span></text:p>
            <text:p><text:span text:style-name="T9"><text:s text:c="4"/></text:span><text:span text:style-name="T9">printf ("*a[0] = %d \n", *a[0]); <text:s text:c="7"/></text:span></text:p>
            <text:p><text:span text:style-name="T9"><text:s text:c="80"/></text:span></text:p>
            <text:p><text:span text:style-name="T9"><text:s text:c="4"/></text:span><text:span text:style-name="T9">p++; <text:s text:c="71"/></text:span></text:p>
            <text:p><text:span text:style-name="T9"><text:s text:c="4"/></text:span><text:span text:style-name="T9">ptr++; <text:s text:c="69"/></text:span></text:p>
            <text:p><text:span text:style-name="T9"><text:s text:c="80"/></text:span></text:p>
            <text:p><text:span text:style-name="T9"><text:s text:c="4"/></text:span><text:span text:style-name="T9">printf ("arr + 1 = %p, p = %p, ptr = %p,a[1] = %p \n", arr + 1, p, ptr, a[1]);</text:span></text:p>
            <text:p><text:span text:style-name="T9"><text:s text:c="80"/></text:span></text:p>
            <text:p><text:span text:style-name="T9"><text:s text:c="4"/></text:span><text:span text:style-name="T9">return 0; <text:s text:c="66"/></text:span></text:p>
            <text:p><text:span text:style-name="T9">} </text:span></text:p>
          </draw:text-box>
        </draw:frame>
        <draw:frame draw:style-name="gr17" draw:text-style-name="P18" draw:layer="layout" svg:width="11.968cm" svg:height="0.831cm" svg:x="0.762cm" svg:y="0.508cm">
          <draw:text-box>
            <text:p><text:span text:style-name="T4">Example :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4T18" xml:id="id14" draw:id="id14">
        <office:forms form:automatic-focus="false" form:apply-design-mode="false"/>
        <draw:custom-shape draw:name="TextShape 1" draw:style-name="gr55" draw:text-style-name="P20" draw:layer="layout" svg:width="19.68cm" svg:height="0.762cm" svg:x="0.386cm" svg:y="0.258cm">
          <text:p><text:span text:style-name="T6">Const Qualifier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8" draw:layer="layout" svg:width="19.75cm" svg:height="0.831cm" svg:x="0.516cm" svg:y="1.524cm">
          <draw:text-box>
            <text:p><text:span text:style-name="T4">There are three types of declarations of pointers using the qualifier const :</text:span></text:p>
          </draw:text-box>
        </draw:frame>
        <draw:frame draw:style-name="gr56" draw:text-style-name="P18" draw:layer="layout" svg:width="17.315cm" svg:height="1.991cm" svg:x="1.598cm" svg:y="2.33cm">
          <draw:text-box>
            <text:list text:style-name="L13">
              <text:list-item>
                <text:p><text:span text:style-name="T4">Pointer to constant data.</text:span></text:p>
              </text:list-item>
              <text:list-item>
                <text:p><text:span text:style-name="T4">Constant pointer.</text:span></text:p>
              </text:list-item>
              <text:list-item>
                <text:p><text:span text:style-name="T4">Constant pointer to constant data.</text:span></text:p>
              </text:list-item>
            </text:list>
          </draw:text-box>
        </draw:frame>
        <draw:frame presentation:style-name="pr5" draw:text-style-name="P22" draw:layer="layout" svg:width="9.505cm" svg:height="3.161cm" svg:x="11.039cm" svg:y="3.189cm" presentation:class="outline" presentation:user-transformed="true">
          <draw:text-box>
            <text:list text:style-name="L14">
              <text:list-header>
                <text:p text:style-name="P21"><text:span text:style-name="T9">Ex 1 : const int a = 2, b = 6;</text:span></text:p>
                <text:list>
                  <text:list-header>
                    <text:p text:style-name="P21"><text:span text:style-name="T9">const int *p1 = &amp;a;</text:span></text:p>
                    <text:p text:style-name="P21"><text:span text:style-name="T9"/></text:p>
                    <text:p text:style-name="P21"><text:span text:style-name="T9">*p1 = 9; </text:span><text:span text:style-name="T9"><text:tab/></text:span><text:span text:style-name="T9">//invalid</text:span></text:p>
                    <text:p text:style-name="P21"><text:span text:style-name="T9">p1 = &amp;b;</text:span><text:span text:style-name="T9"><text:tab/></text:span><text:span text:style-name="T9">//valid</text:span></text:p>
                  </text:list-header>
                </text:list>
              </text:list-header>
            </text:list>
          </draw:text-box>
        </draw:frame>
        <draw:frame presentation:style-name="pr5" draw:text-style-name="P22" draw:layer="layout" svg:width="9.506cm" svg:height="2.286cm" svg:x="11.031cm" svg:y="6.604cm" presentation:class="outline" presentation:user-transformed="true">
          <draw:text-box>
            <text:list text:style-name="L14">
              <text:list-header>
                <text:p text:style-name="P21"><text:span text:style-name="T9">Ex 3 : const int a = 2, b = 6;</text:span></text:p>
                <text:list>
                  <text:list-header>
                    <text:p text:style-name="P21"><text:span text:style-name="T9">const int * const p3 = &amp;a;</text:span></text:p>
                    <text:p text:style-name="P21"><text:span text:style-name="T9"/></text:p>
                    <text:p text:style-name="P21"><text:span text:style-name="T9">*p3 = 9; </text:span><text:span text:style-name="T9"><text:tab/></text:span><text:span text:style-name="T9">//invalid</text:span></text:p>
                    <text:p text:style-name="P21"><text:span text:style-name="T9">p3 = &amp;b;</text:span><text:span text:style-name="T9"><text:tab/></text:span><text:span text:style-name="T9">//invalid</text:span></text:p>
                  </text:list-header>
                </text:list>
              </text:list-header>
            </text:list>
          </draw:text-box>
        </draw:frame>
        <draw:frame presentation:style-name="pr5" draw:text-style-name="P22" draw:layer="layout" svg:width="9.506cm" svg:height="3.161cm" svg:x="1.057cm" svg:y="6.745cm" presentation:class="outline" presentation:user-transformed="true">
          <draw:text-box>
            <text:list text:style-name="L14">
              <text:list-header>
                <text:p text:style-name="P21"><text:span text:style-name="T9">Ex 2 : int a = 2, b = 6;</text:span></text:p>
                <text:list>
                  <text:list-header>
                    <text:p text:style-name="P21"><text:span text:style-name="T9">int *const p2 = &amp;a;</text:span></text:p>
                    <text:p text:style-name="P21"><text:span text:style-name="T9"/></text:p>
                    <text:p text:style-name="P21"><text:span text:style-name="T9">*p2 = 9; </text:span><text:span text:style-name="T9"><text:tab/></text:span><text:span text:style-name="T9">//valid</text:span></text:p>
                    <text:p text:style-name="P21"><text:span text:style-name="T9">p = &amp;b;</text:span><text:span text:style-name="T9"><text:tab/></text:span><text:span text:style-name="T9">//invalid</text:span></text:p>
                  </text:list-header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3T19" xml:id="id15" draw:id="id15">
        <office:forms form:automatic-focus="false" form:apply-design-mode="false"/>
        <draw:custom-shape draw:name="TextShape 1" draw:style-name="gr57" draw:text-style-name="P20" draw:layer="layout" svg:width="19.818cm" svg:height="0.762cm" svg:x="0.248cm" svg:y="0.268cm">
          <text:p><text:span text:style-name="T6">Void Pointer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18" draw:layer="layout" svg:width="18.146cm" svg:height="1.991cm" svg:x="0.628cm" svg:y="1.535cm">
          <draw:text-box>
            <text:list text:style-name="L5">
              <text:list-item>
                <text:p><text:span text:style-name="T4">Generic pointer.</text:span></text:p>
              </text:list-item>
              <text:list-item>
                <text:p><text:span text:style-name="T4">Before de-referencing, it should be </text:span><text:span text:style-name="T14">type cast</text:span><text:span text:style-name="T4"> to proper data type.</text:span></text:p>
              </text:list-item>
            </text:list>
          </draw:text-box>
        </draw:frame>
        <draw:frame draw:style-name="gr59" draw:text-style-name="P18" draw:layer="layout" svg:width="19.142cm" svg:height="7.791cm" svg:x="1.94cm" svg:y="3.048cm">
          <draw:text-box>
            <text:p><text:span text:style-name="T4">int main(void) <text:s text:c="65"/></text:span></text:p>
            <text:p><text:span text:style-name="T4">{ <text:s text:c="78"/></text:span></text:p>
            <text:p><text:span text:style-name="T4"><text:s text:c="4"/></text:span><text:span text:style-name="T4">int a = 3; <text:s text:c="65"/></text:span></text:p>
            <text:p><text:span text:style-name="T4"><text:s text:c="4"/></text:span><text:span text:style-name="T4">float b =3.4; <text:s text:c="62"/></text:span></text:p>
            <text:p><text:span text:style-name="T4"><text:s text:c="4"/></text:span><text:span text:style-name="T4">void *vp; <text:s text:c="81"/></text:span></text:p>
            <text:p><text:span text:style-name="T4"><text:s text:c="4"/></text:span><text:span text:style-name="T4">vp = &amp;a; <text:s text:c="101"/></text:span></text:p>
            <text:p><text:span text:style-name="T4"><text:s text:c="4"/></text:span><text:span text:style-name="T4">printf ("value of a = %d \n", *(int *)vp); <text:s text:c="40"/></text:span></text:p>
            <text:p><text:span text:style-name="T4"><text:s text:c="4"/></text:span><text:span text:style-name="T4">*(int *)vp = 12; <text:s text:c="58"/></text:span></text:p>
            <text:p><text:span text:style-name="T4"><text:s text:c="4"/></text:span><text:span text:style-name="T4">printf ("value of a = %d \n", *(int *)vp); <text:s text:c="33"/></text:span></text:p>
            <text:p><text:span text:style-name="T4"><text:s text:c="4"/></text:span><text:span text:style-name="T4">vp = &amp;b; <text:s text:c="62"/></text:span></text:p>
            <text:p><text:span text:style-name="T4"><text:s text:c="4"/></text:span><text:span text:style-name="T4">printf ("value of b = %f \n", *(float *)vp); <text:s text:c="40"/></text:span></text:p>
            <text:p><text:span text:style-name="T4"><text:s text:c="4"/></text:span><text:span text:style-name="T4">return 0; <text:s text:c="66"/></text:span></text:p>
            <text:p><text:span text:style-name="T4">} </text:span></text:p>
          </draw:text-box>
        </draw:frame>
        <draw:frame draw:style-name="gr8" draw:text-style-name="P10" draw:layer="layout" svg:width="2.071cm" svg:height="0.747cm" svg:x="0.372cm" svg:y="3.063cm">
          <draw:text-box>
            <text:p><text:span text:style-name="T9">Ex: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3T19" xml:id="id16" draw:id="id16">
        <office:forms form:automatic-focus="false" form:apply-design-mode="false"/>
        <draw:custom-shape draw:name="TextShape 1" draw:style-name="gr60" draw:text-style-name="P20" draw:layer="layout" svg:width="19.43cm" svg:height="0.762cm" svg:x="0.386cm" svg:y="0.258cm">
          <text:p><text:span text:style-name="T6">Character Array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26" draw:layer="layout" svg:width="18.034cm" svg:height="0.806cm" svg:x="1.016cm" svg:y="1.524cm">
          <draw:text-box>
            <text:p><text:span text:style-name="T23">char buf [8] = {'a', 'b', 'c', 'd', 'e'};</text:span></text:p>
          </draw:text-box>
        </draw:frame>
        <draw:frame draw:style-name="gr61" draw:text-style-name="P26" draw:layer="layout" svg:width="7.874cm" svg:height="1.529cm" svg:x="1.016cm" svg:y="2.286cm">
          <draw:text-box>
            <text:p><text:span text:style-name="T23">char arr[ ] = “array”;</text:span></text:p>
            <text:p><text:span text:style-name="T23">char *str = “string”;</text:span></text:p>
          </draw:text-box>
        </draw:frame>
        <draw:frame draw:style-name="standard" draw:layer="layout" svg:width="7.482cm" svg:height="1.42cm" svg:x="11.389cm" svg:y="1.703cm">
          <table:table table:template-name="yellow" table:use-first-row-styles="true" table:use-la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2">
              <table:table-cell table:style-name="ce1">
                <text:p><text:span text:style-name="T4">‘</text:span><text:span text:style-name="T4">a’</text:span></text:p>
              </table:table-cell>
              <table:table-cell table:style-name="ce1">
                <text:p><text:span text:style-name="T4">‘</text:span><text:span text:style-name="T4">b’</text:span></text:p>
              </table:table-cell>
              <table:table-cell>
                <text:p><text:span text:style-name="T4">‘</text:span><text:span text:style-name="T4">c’</text:span></text:p>
              </table:table-cell>
              <table:table-cell>
                <text:p><text:span text:style-name="T4">‘</text:span><text:span text:style-name="T4">d’</text:span></text:p>
              </table:table-cell>
              <table:table-cell>
                <text:p><text:span text:style-name="T4">‘</text:span><text:span text:style-name="T4">e’</text:span></text:p>
              </table:table-cell>
              <table:table-cell>
                <text:p><text:span text:style-name="T4">‘</text:span><text:span text:style-name="T4">\0’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433cm" svg:height="1.42cm" svg:x="11.33cm" svg:y="3.937cm">
          <table:table table:template-name="yellow" table:use-first-row-styles="true" table:use-la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6" table:default-cell-style-name="ce2">
              <table:table-cell table:style-name="ce1">
                <text:p><text:span text:style-name="T4">‘</text:span><text:span text:style-name="T4">a’</text:span></text:p>
              </table:table-cell>
              <table:table-cell table:style-name="ce1">
                <text:p><text:span text:style-name="T4">‘</text:span><text:span text:style-name="T4">r’</text:span></text:p>
              </table:table-cell>
              <table:table-cell>
                <text:p><text:span text:style-name="T4">‘</text:span><text:span text:style-name="T4">r’</text:span></text:p>
              </table:table-cell>
              <table:table-cell>
                <text:p><text:span text:style-name="T4">‘</text:span><text:span text:style-name="T4">a’</text:span></text:p>
              </table:table-cell>
              <table:table-cell>
                <text:p><text:span text:style-name="T4">‘</text:span><text:span text:style-name="T4">y’</text:span></text:p>
              </table:table-cell>
              <table:table-cell>
                <text:p><text:span text:style-name="T4">‘</text:span><text:span text:style-name="T4">\0’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818cm" svg:height="1.42cm" svg:x="10.863cm" svg:y="6.957cm">
          <table:table table:template-name="default" table:use-first-row-styles="true" table:use-banding-rows-styles="true"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5"/>
            <table:table-column table:style-name="co16"/>
            <table:table-row table:style-name="ro6" table:default-cell-style-name="ce2">
              <table:table-cell table:style-name="ce1">
                <text:p><text:span text:style-name="T4">‘</text:span><text:span text:style-name="T4">s’</text:span></text:p>
              </table:table-cell>
              <table:table-cell table:style-name="ce1">
                <text:p><text:span text:style-name="T4">‘</text:span><text:span text:style-name="T4">t’</text:span></text:p>
              </table:table-cell>
              <table:table-cell>
                <text:p><text:span text:style-name="T4">‘</text:span><text:span text:style-name="T4">r’</text:span></text:p>
              </table:table-cell>
              <table:table-cell>
                <text:p><text:span text:style-name="T4">‘</text:span><text:span text:style-name="T4">i’</text:span></text:p>
              </table:table-cell>
              <table:table-cell>
                <text:p><text:span text:style-name="T4">‘</text:span><text:span text:style-name="T4">n’</text:span></text:p>
              </table:table-cell>
              <table:table-cell>
                <text:p><text:span text:style-name="T4">‘</text:span><text:span text:style-name="T4">g’</text:span></text:p>
              </table:table-cell>
              <table:table-cell table:style-name="ce1">
                <text:p><text:span text:style-name="T4">‘</text:span><text:span text:style-name="T4">\0’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2" draw:text-style-name="P10" draw:layer="layout" svg:width="9.398cm" svg:height="7.691cm" svg:x="1.27cm" svg:y="3.302cm">
          <draw:text-box>
            <text:p><text:span text:style-name="T9">int main (void)</text:span></text:p>
            <text:p><text:span text:style-name="T9">{</text:span></text:p>
            <text:p><text:span text:style-name="T9"><text:tab/></text:span><text:span text:style-name="T9">char buf [8] = {'a', 'b', 'c', 'd', 'e'};</text:span></text:p>
            <text:p><text:span text:style-name="T9"><text:tab/></text:span><text:span text:style-name="T9">char arr[ ] = “array”;</text:span></text:p>
            <text:p><text:span text:style-name="T9"><text:tab/></text:span><text:span text:style-name="T9">char *str = “string”;</text:span></text:p>
            <text:p><text:span text:style-name="T9"/></text:p>
            <text:p><text:span text:style-name="T9"><text:tab/></text:span><text:span text:style-name="T9">buf[3] = ‘z’;</text:span></text:p>
            <text:p><text:span text:style-name="T9"><text:tab/></text:span><text:span text:style-name="T9">arr[3] = ‘y’;</text:span></text:p>
            <text:p><text:span text:style-name="T9"><text:tab/></text:span><text:span text:style-name="T9">str[3] = ‘x’;</text:span><text:span text:style-name="T9"><text:tab/></text:span><text:span text:style-name="T9"><text:tab/></text:span><text:span text:style-name="T9">//invalid</text:span></text:p>
            <text:p><text:span text:style-name="T9"/></text:p>
            <text:p><text:span text:style-name="T9"><text:tab/></text:span><text:span text:style-name="T9">str = “hello”;</text:span><text:span text:style-name="T9"><text:tab/></text:span><text:span text:style-name="T9"><text:tab/></text:span><text:span text:style-name="T9">//valid</text:span></text:p>
            <text:p><text:span text:style-name="T9"><text:tab/></text:span><text:span text:style-name="T9">arr[ ] = “world”;</text:span><text:span text:style-name="T9"><text:tab/></text:span><text:span text:style-name="T9">//invalid</text:span></text:p>
            <text:p><text:span text:style-name="T9"/></text:p>
            <text:p><text:span text:style-name="T9"><text:tab/></text:span><text:span text:style-name="T9">return 0;</text:span></text:p>
            <text:p><text:span text:style-name="T9">}</text:span></text:p>
          </draw:text-box>
        </draw:frame>
        <draw:frame draw:style-name="gr63" draw:text-style-name="P25" draw:layer="layout" svg:width="1.778cm" svg:height="0.762cm" svg:x="0.254cm" svg:y="3.279cm">
          <draw:text-box>
            <text:p><text:span text:style-name="T21">Ex :</text:span></text:p>
          </draw:text-box>
        </draw:frame>
        <draw:frame draw:style-name="gr8" draw:text-style-name="P9" draw:layer="layout" svg:width="8.636cm" svg:height="0.747cm" svg:x="11.176cm" svg:y="5.349cm">
          <draw:text-box>
            <text:p><text:span text:style-name="T8">Fig 7 : character Array</text:span></text:p>
          </draw:text-box>
        </draw:frame>
        <draw:frame draw:style-name="gr8" draw:text-style-name="P9" draw:layer="layout" svg:width="4.663cm" svg:height="0.747cm" svg:x="12.446cm" svg:y="8.651cm">
          <draw:text-box>
            <text:p><text:span text:style-name="T8">Fig 8 : String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3T19" xml:id="id17" draw:id="id17">
        <office:forms form:automatic-focus="false" form:apply-design-mode="false"/>
        <draw:frame draw:style-name="standard" draw:layer="layout" svg:width="18.795cm" svg:height="9.43cm" svg:x="0.58cm" svg:y="1.441cm">
          <table:table table:template-name="sun" table:use-first-row-styles="true" table:use-banding-rows-styles="true">
            <table:table-column table:style-name="co17"/>
            <table:table-column table:style-name="co18"/>
            <table:table-row table:style-name="ro7" table:default-cell-style-name="ce5">
              <table:table-cell>
                <text:p text:style-name="P12"><text:span text:style-name="T24">Character constant</text:span></text:p>
              </table:table-cell>
              <table:table-cell>
                <text:p text:style-name="P12"><text:span text:style-name="T24">String constant</text:span></text:p>
              </table:table-cell>
            </table:table-row>
            <table:table-row table:style-name="ro8">
              <table:table-cell table:style-name="ce2">
                <text:p><text:span text:style-name="T9">A character constant is enclosed within single inverted commas.</text:span></text:p>
              </table:table-cell>
              <table:table-cell table:style-name="ce6">
                <text:p><text:span text:style-name="T9">A sequence of characters enclosed in double quotes.</text:span></text:p>
              </table:table-cell>
            </table:table-row>
            <table:table-row table:style-name="ro8" table:default-cell-style-name="ce6">
              <table:table-cell>
                <text:p><text:span text:style-name="T9">The maximum length of a character constant can be one character.</text:span></text:p>
              </table:table-cell>
              <table:table-cell>
                <text:p><text:span text:style-name="T9">A string constant can be any length.</text:span></text:p>
              </table:table-cell>
            </table:table-row>
            <table:table-row table:style-name="ro8" table:default-cell-style-name="ce6">
              <table:table-cell>
                <text:p><text:span text:style-name="T9">A single character constant has an equivalent integer value. <text:s/></text:span></text:p>
              </table:table-cell>
              <table:table-cell>
                <text:p><text:span text:style-name="T9">A single string constant does not have an equivalent integer value.</text:span></text:p>
              </table:table-cell>
            </table:table-row>
            <table:table-row table:style-name="ro8" table:default-cell-style-name="ce6">
              <table:table-cell>
                <text:p><text:span text:style-name="T9">The character constant ‘A’ consists of only character A.</text:span></text:p>
              </table:table-cell>
              <table:table-cell>
                <text:p><text:span text:style-name="T9">The string constant "A" consists of character A and \0.</text:span></text:p>
              </table:table-cell>
            </table:table-row>
            <table:table-row table:style-name="ro8" table:default-cell-style-name="ce6">
              <table:table-cell>
                <text:p><text:span text:style-name="T9">A single character constant occupies one byte.</text:span></text:p>
              </table:table-cell>
              <table:table-cell>
                <text:p><text:span text:style-name="T9">A single string constant occupies two bytes.</text:span></text:p>
              </table:table-cell>
            </table:table-row>
            <table:table-row table:style-name="ro9" table:default-cell-style-name="ce6">
              <table:table-cell>
                <text:p><text:span text:style-name="T9">Every character constant does not end up with a NULL character. <text:s text:c="4"/></text:span></text:p>
              </table:table-cell>
              <table:table-cell>
                <text:p><text:span text:style-name="T9">Every string constant ends up with a NULL character which is automatically assigned (before the closing double quotation mark) by the compiler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7" draw:text-style-name="P27" draw:layer="layout" svg:width="19.05cm" svg:height="0.831cm" svg:x="0.508cm" svg:y="0.185cm">
          <draw:text-box>
            <text:p><text:span text:style-name="T25">Table 2: Difference between Character constant &amp; String constant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3T19" xml:id="id18" draw:id="id18">
        <office:forms form:automatic-focus="false" form:apply-design-mode="false"/>
        <draw:frame draw:style-name="gr64" draw:text-style-name="P28" draw:layer="layout" svg:width="15.24cm" svg:height="2.063cm" svg:x="2.286cm" svg:y="4.287cm">
          <draw:text-box>
            <text:p><text:span text:style-name="T26">Any queries………?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3T19" xml:id="id19" draw:id="id19">
        <draw:frame draw:style-name="gr65" draw:text-style-name="P10" draw:layer="layout" svg:width="10.425cm" svg:height="7.195cm" svg:x="0.525cm" svg:y="1.439cm">
          <draw:text-box>
            <text:p><text:span text:style-name="T9">1) printf (“%d <text:s/>%d \n”, sizeof(‘A’), sizeof(“A”));</text:span></text:p>
            <text:p><text:span text:style-name="T9"><text:s/></text:span></text:p>
            <text:p><text:span text:style-name="T9">2)int main (void)</text:span></text:p>
            <text:p><text:span text:style-name="T9"><text:s text:c="3"/></text:span><text:span text:style-name="T9">{</text:span></text:p>
            <text:p><text:span text:style-name="T9"><text:s text:c="4"/></text:span><text:span text:style-name="T9"><text:tab/></text:span><text:span text:style-name="T9">char str[50] = “global edge”;</text:span></text:p>
            <text:p><text:span text:style-name="T9"><text:s text:c="3"/></text:span><text:span text:style-name="T9"><text:tab/></text:span><text:span text:style-name="T9">printf (“str = %s \n”, str);</text:span></text:p>
            <text:p><text:span text:style-name="T9"><text:s text:c="3"/></text:span><text:span text:style-name="T9"><text:tab/></text:span><text:span text:style-name="T9">printf (“str = %s \n” + 1, str);</text:span></text:p>
            <text:p><text:span text:style-name="T9"><text:s text:c="3"/></text:span><text:span text:style-name="T9"><text:tab/></text:span><text:span text:style-name="T9">printf (“str = %s \n”, str + 1);</text:span></text:p>
            <text:p><text:span text:style-name="T9"/></text:p>
            <text:p><text:span text:style-name="T9"><text:tab/></text:span><text:span text:style-name="T9">printf (“%d \n” + 1, 123);</text:span></text:p>
            <text:p><text:span text:style-name="T9"><text:tab/></text:span><text:span text:style-name="T9">return 0;</text:span></text:p>
            <text:p><text:span text:style-name="T9"><text:s text:c="3"/></text:span><text:span text:style-name="T9">}</text:span></text:p>
            <text:p><text:span text:style-name="T9"/></text:p>
            <text:p><text:span text:style-name="T9"/></text:p>
          </draw:text-box>
        </draw:frame>
        <draw:frame draw:style-name="gr9" draw:text-style-name="P10" draw:layer="layout" svg:width="10.715cm" svg:height="3.723cm" svg:x="12.399cm" svg:y="1.483cm">
          <draw:text-box>
            <text:p><text:span text:style-name="T9">int main (void)</text:span></text:p>
            <text:p><text:span text:style-name="T9">{</text:span></text:p>
            <text:p><text:span text:style-name="T9"><text:tab/></text:span><text:span text:style-name="T9">Int *p = 10;</text:span></text:p>
            <text:p><text:span text:style-name="T9"><text:tab/></text:span><text:span text:style-name="T9">printf (“%u \n”, (unsigned)p);</text:span></text:p>
            <text:p><text:span text:style-name="T9"/></text:p>
            <text:p><text:span text:style-name="T9"><text:tab/></text:span><text:span text:style-name="T9">return 0;</text:span></text:p>
            <text:p><text:span text:style-name="T9">}</text:span></text:p>
          </draw:text-box>
        </draw:frame>
        <draw:frame draw:style-name="gr8" draw:text-style-name="P10" draw:layer="layout" svg:width="1.158cm" svg:height="0.747cm" svg:x="11.53cm" svg:y="1.483cm">
          <draw:text-box>
            <text:p><text:span text:style-name="T9">4)</text:span></text:p>
          </draw:text-box>
        </draw:frame>
        <draw:custom-shape draw:name="TextShape 1" draw:style-name="gr66" draw:text-style-name="P20" draw:layer="layout" svg:width="19.933cm" svg:height="0.762cm" svg:x="0.387cm" svg:y="0.259cm">
          <text:p><text:span text:style-name="T6">Output.. 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10" draw:layer="layout" svg:width="10.64cm" svg:height="4.715cm" svg:x="10.95cm" svg:y="5.191cm">
          <draw:text-box>
            <text:p><text:span text:style-name="T9">5) int main (void)</text:span></text:p>
            <text:p><text:span text:style-name="T9"><text:s text:c="4"/></text:span><text:span text:style-name="T9">{</text:span></text:p>
            <text:p><text:span text:style-name="T9"><text:s text:c="8"/></text:span><text:span text:style-name="T9">int arr[ ] = {95, 12….............,20,30};</text:span></text:p>
            <text:p><text:span text:style-name="T9"/></text:p>
            <text:p><text:span text:style-name="T9"><text:s text:c="8"/></text:span><text:span text:style-name="T9">/* your code to print array elements </text:span></text:p>
            <text:p><text:span text:style-name="T9"><text:tab/></text:span><text:span text:style-name="T9">without using sizeof operator*/ </text:span></text:p>
            <text:p><text:span text:style-name="T9"/></text:p>
            <text:p><text:span text:style-name="T9"><text:s text:c="8"/></text:span><text:span text:style-name="T9">return 0;</text:span></text:p>
            <text:p><text:span text:style-name="T9"><text:s text:c="5"/></text:span><text:span text:style-name="T9">}</text:span></text:p>
          </draw:text-box>
        </draw:frame>
        <draw:frame draw:style-name="gr9" draw:text-style-name="P10" draw:layer="layout" svg:width="10.136cm" svg:height="3.723cm" svg:x="0.814cm" svg:y="7.62cm">
          <draw:text-box>
            <text:p><text:span text:style-name="T9">3) int main (void)</text:span></text:p>
            <text:p><text:span text:style-name="T9"><text:s text:c="4"/></text:span><text:span text:style-name="T9">{</text:span></text:p>
            <text:p><text:span text:style-name="T9"><text:s text:c="9"/></text:span><text:span text:style-name="T9">int arr[ 5 ];</text:span></text:p>
            <text:p><text:span text:style-name="T9"><text:s text:c="9"/></text:span></text:p>
            <text:p><text:span text:style-name="T9"><text:s text:c="9"/></text:span><text:span text:style-name="T9">printf (“%d \n”, ((arr + 2) – (arr + 1));</text:span></text:p>
            <text:p><text:span text:style-name="T9"><text:s text:c="9"/></text:span><text:span text:style-name="T9">return 0; <text:s text:c="3"/></text:span></text:p>
            <text:p><text:span text:style-name="T9">}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xml:id="id20" draw:id="id20">
        <anim:par presentation:node-type="timing-root">
          <anim:par smil:begin="id20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xml:id="id21" draw:id="id21">
        <anim:par presentation:node-type="timing-root">
          <anim:par smil:begin="id21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1" svg:font-family="'Century Gothic'"/>
    <style:font-face style:name="Century gothic1" svg:font-family="'Century gothic'"/>
    <style:font-face style:name="DejaVu Sans2" svg:font-family="'DejaVu Sans'"/>
    <style:font-face style:name="Century gothic3" svg:font-family="'Century gothic'" style:font-family-generic="swiss"/>
    <style:font-face style:name="Century Gothic" svg:font-family="'Century Gothic'" style:font-pitch="variable"/>
    <style:font-face style:name="Century gothic" svg:font-family="'Century gothic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Kannada1" svg:font-family="'Lohit Kannada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2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kn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Kannada" style:font-family-complex="'Lohit Kannad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Kannada" style:font-family-complex="'Lohit Kannada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Kannada" style:font-family-complex="'Lohit Kannada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Kannada" style:font-family-complex="'Lohit Kannada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fals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top" draw:auto-grow-height="false" fo:min-height="0.232cm" fo:min-width="19.819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none" draw:textarea-vertical-align="middle" draw:auto-grow-height="false" draw:fit-to-size="false" fo:min-height="0.425cm" fo:min-width="1.966cm" fo:padding-top="0cm" fo:padding-bottom="0cm" fo:padding-left="0cm" fo:padding-right="0cm" fo:wrap-option="no-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6.62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le_20_Slide_5f_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15" style:family="presentation" style:parent-style-name="Title_20_Slide_5f_-subtitle">
      <style:graphic-properties draw:stroke="none" svg:stroke-width="0cm" draw:fill="none" draw:fill-color="#ffffff" draw:textarea-vertical-align="middle" draw:auto-grow-height="false" draw:fit-to-size="false" fo:min-height="6.629cm" fo:padding-top="0cm" fo:padding-bottom="0cm" fo:padding-left="0cm" fo:padding-right="0cm" fo:wrap-option="wrap"/>
    </style:style>
    <style:style style:name="Mpr16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1" fo:font-size="8pt" fo:letter-spacing="normal" fo:font-style="italic" style:text-underline-style="none" fo:font-weight="normal" style:font-name-asian="DejaVu Sans2" style:font-size-asian="8pt" style:font-style-asian="italic" style:font-weight-asian="normal" style:font-name-complex="DejaVu Sans2" style:font-size-complex="8pt" style:font-style-complex="italic" style:font-weight-complex="normal"/>
    </style:style>
    <style:style style:name="MT3" style:family="text">
      <style:text-properties fo:font-variant="normal" fo:text-transform="none" fo:color="#0093dd" style:text-line-through-style="none" style:text-line-through-type="none" style:text-position="0% 100%" style:font-name="Century Gothic1" fo:font-size="10pt" fo:letter-spacing="normal" fo:font-style="normal" style:text-underline-style="solid" style:text-underline-width="auto" style:text-underline-color="font-color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1" fo:font-size="9pt" fo:letter-spacing="normal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6" style:family="text">
      <style:text-properties fo:font-variant="normal" fo:text-transform="none" fo:color="#383431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7" style:family="text">
      <style:text-properties fo:font-variant="normal" fo:text-transform="none" fo:color="#ff8500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DejaVu Sans2" style:font-size-complex="16pt" style:font-style-complex="italic" style:font-weight-complex="normal"/>
    </style:style>
    <style:style style:name="MT9" style:family="text">
      <style:text-properties fo:font-variant="normal" fo:text-transform="none" fo:color="#0093dd" style:text-line-through-style="none" style:text-line-through-type="none" style:text-position="0% 100%" style:font-name="Century Gothic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10" style:family="text">
      <style:text-properties fo:font-variant="normal" fo:text-transform="none" fo:color="#0093dd" style:text-line-through-style="none" style:text-line-through-type="none" style:text-position="0% 100%" style:font-name="Century Gothic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4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icture 8" draw:style-name="Mgr4" draw:text-style-name="MP3" draw:layer="backgroundobjects" svg:width="5.11cm" svg:height="5.332cm" svg:x="1.27cm" svg:y="0cm">
        <draw:image xlink:href="Pictures/10000000000001BB000001CEE618EE7A.jpg" xlink:type="simple" xlink:show="embed" xlink:actuate="onLoad">
          <text:p/>
        </draw:image>
      </draw:frame>
      <draw:custom-shape draw:name="CustomShape 9" draw:style-name="Mgr8" draw:text-style-name="MP4" draw:layer="backgroundobjects" svg:width="7.11cm" svg:height="0.379cm" svg:x="6.604cm" svg:y="10.837cm">
        <text:p text:style-name="MP5"><text:span text:style-name="MT2">Copyright © 2016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3" draw:layer="backgroundobjects" svg:width="6.599cm" svg:height="1.776cm" svg:x="13.335cm" svg:y="3.175cm">
        <draw:image xlink:href="Pictures/100002010000023C0000009AE7D96652.png" xlink:type="simple" xlink:show="embed" xlink:actuate="onLoad">
          <text:p/>
        </draw:image>
      </draw:frame>
      <draw:frame presentation:style-name="Blank_20_Slide-title" draw:layer="backgroundobjects" svg:width="18.287cm" svg:height="1.907cm" svg:x="1.016cm" svg:y="0.456cm" presentation:class="title" presentation:placeholder="true">
        <draw:text-box/>
      </draw:frame>
      <draw:frame presentation:style-name="Blank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4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3" draw:text-style-name="MP4" draw:layer="backgroundobjects" svg:width="18.286cm" svg:height="1.906cm" svg:x="1.016cm" svg:y="0.45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18.286cm" svg:height="6.627cm" svg:x="1.016cm" svg:y="2.674cm" presentation:class="subtitle" presentation:user-transformed="true">
        <draw:text-box>
          <text:p/>
        </draw:text-box>
      </draw:frame>
      <draw:frame presentation:style-name="Title_20_Slide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4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7" draw:text-style-name="MP4" draw:layer="backgroundobjects" svg:width="18.286cm" svg:height="1.906cm" svg:x="1.016cm" svg:y="0.456cm" presentation:class="title" presentation:user-transformed="true">
        <draw:text-box>
          <text:p/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4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5" draw:text-style-name="MP4" draw:layer="backgroundobjects" svg:width="4.523cm" svg:height="0.424cm" svg:x="7.441cm" svg:y="10.072cm">
        <text:p text:style-name="MP5"><text:span text:style-name="MT3">www.globaledgesoft.com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3" draw:layer="backgroundobjects" svg:width="0.761cm" svg:height="0.506cm" svg:x="3.348cm" svg:y="7.46cm">
        <draw:image xlink:href="Pictures/1000000000000113000000B74B3B9304.png" xlink:type="simple" xlink:show="embed" xlink:actuate="onLoad">
          <text:p/>
        </draw:image>
      </draw:frame>
      <draw:custom-shape draw:name="CustomShape 8" draw:style-name="Mgr9" draw:text-style-name="MP4" draw:layer="backgroundobjects" svg:width="5.417cm" svg:height="1.533cm" svg:x="1.02cm" svg:y="8.141cm">
        <text:p text:style-name="MP5"><text:span text:style-name="MT4">Global Village</text:span></text:p>
        <text:p text:style-name="MP5"><text:span text:style-name="MT4">IT SEZ</text:span></text:p>
        <text:p text:style-name="MP5"><text:span text:style-name="MT4">Bangalo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7" draw:style-name="Mgr4" draw:text-style-name="MP3" draw:layer="backgroundobjects" svg:width="0.76cm" svg:height="0.506cm" svg:x="16.214cm" svg:y="7.46cm">
        <draw:image xlink:href="Pictures/1000000000000113000000B74B3B9304.png" xlink:type="simple" xlink:show="embed" xlink:actuate="onLoad">
          <text:p/>
        </draw:image>
      </draw:frame>
      <draw:custom-shape draw:name="CustomShape 9" draw:style-name="Mgr9" draw:text-style-name="MP4" draw:layer="backgroundobjects" svg:width="5.408cm" svg:height="1.533cm" svg:x="13.89cm" svg:y="8.141cm">
        <text:p text:style-name="MP5"><text:span text:style-name="MT4">Raheja Mindspace</text:span></text:p>
        <text:p text:style-name="MP5"><text:span text:style-name="MT4">IT Park</text:span></text:p>
        <text:p text:style-name="MP5"><text:span text:style-name="MT4">Hyderaba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4" draw:style-name="Mgr4" draw:text-style-name="MP3" draw:layer="backgroundobjects" svg:width="0.76cm" svg:height="0.506cm" svg:x="9.783cm" svg:y="7.46cm">
        <draw:image xlink:href="Pictures/10000000000000420000002CE0DD075C.jpg" xlink:type="simple" xlink:show="embed" xlink:actuate="onLoad">
          <text:p/>
        </draw:image>
      </draw:frame>
      <draw:custom-shape draw:name="CustomShape 10" draw:style-name="Mgr9" draw:text-style-name="MP4" draw:layer="backgroundobjects" svg:width="5.408cm" svg:height="1.533cm" svg:x="7.459cm" svg:y="8.141cm">
        <text:p text:style-name="MP5"><text:span text:style-name="MT4">South Main Street </text:span></text:p>
        <text:p text:style-name="MP5"><text:span text:style-name="MT4">Milpitas</text:span></text:p>
        <text:p text:style-name="MP5"><text:span text:style-name="MT4">Californi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10" draw:text-style-name="MP4" draw:layer="backgroundobjects" svg:width="13.714cm" svg:height="0.866cm" svg:x="3.302cm" svg:y="0.882cm">
        <text:p text:style-name="MP5"><text:span text:style-name="MT5">Large enough to Deliver</text:span><text:span text:style-name="MT6">,</text:span><text:span text:style-name="MT7"> </text:span><text:span text:style-name="MT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5" draw:style-name="Mgr11" draw:text-style-name="MP3" draw:layer="backgroundobjects" svg:width="9.717cm" svg:height="3.808cm" svg:x="6.485cm" svg:y="1.99cm">
        <draw:image xlink:href="Pictures/100000000000034A0000014A773C4005.jpg" xlink:type="simple" xlink:show="embed" xlink:actuate="onLoad">
          <text:p/>
        </draw:image>
      </draw:frame>
      <draw:frame draw:name="Picture 13" draw:style-name="Mgr4" draw:text-style-name="MP3" draw:layer="backgroundobjects" svg:width="2.603cm" svg:height="1.522cm" svg:x="4.116cm" svg:y="4.403cm">
        <draw:image xlink:href="Pictures/10000201000000E200000084FA7394CE.png" xlink:type="simple" xlink:show="embed" xlink:actuate="onLoad">
          <text:p/>
        </draw:image>
      </draw:frame>
      <draw:frame draw:name="Picture 23" draw:style-name="Mgr4" draw:text-style-name="MP3" draw:layer="backgroundobjects" svg:width="0.527cm" svg:height="0.527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3" draw:layer="backgroundobjects" svg:width="0.593cm" svg:height="0.593cm" svg:x="13.375cm" svg:y="9.988cm">
        <draw:image xlink:href="Pictures/100000000000003400000034CDE97D9F.jpg" xlink:type="simple" xlink:show="embed" xlink:actuate="onLoad">
          <text:p/>
        </draw:image>
      </draw:frame>
      <draw:frame presentation:style-name="Default-title" draw:layer="backgroundobjects" svg:width="18.287cm" svg:height="1.907cm" svg:x="1.016cm" svg:y="0.456cm" presentation:class="title" presentation:placeholder="true">
        <draw:text-box/>
      </draw:frame>
      <draw:frame presentation:style-name="Default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5" draw:text-style-name="MP4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custom-shape draw:name="CustomShape 7" draw:style-name="Mgr10" draw:text-style-name="MP4" draw:layer="backgroundobjects" svg:width="7.279cm" svg:height="5.258cm" svg:x="12.404cm" svg:y="5.042cm">
        <text:p text:style-name="MP5"><text:span text:style-name="MT9">Fairness</text:span></text:p>
        <text:p text:style-name="MP5"><text:span text:style-name="MT9">Learning</text:span></text:p>
        <text:p text:style-name="MP5"><text:span text:style-name="MT9">Responsibility</text:span></text:p>
        <text:p text:style-name="MP5"><text:span text:style-name="MT9">Innovation</text:span></text:p>
        <text:p text:style-name="MP5"><text:span text:style-name="MT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12" draw:text-style-name="MP4" draw:layer="backgroundobjects" svg:width="16.085cm" svg:height="1.037cm" svg:x="0cm" svg:y="3.175cm">
        <text:p text:style-name="MP5"><text:span text:style-name="MT10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3" draw:layer="backgroundobjects" svg:width="6.475cm" svg:height="6.274cm" svg:x="4.805cm" svg:y="4.731cm">
        <draw:image xlink:href="Pictures/1000000000000231000002205C8E4E85.jpg" xlink:type="simple" xlink:show="embed" xlink:actuate="onLoad">
          <text:p/>
        </draw:image>
      </draw:frame>
      <draw:frame draw:name="Picture 5" draw:style-name="Mgr4" draw:text-style-name="MP3" draw:layer="backgroundobjects" svg:width="6.599cm" svg:height="1.776cm" svg:x="13.719cm" svg:y="0.339cm">
        <draw:image xlink:href="Pictures/100002010000023C0000009AE7D96652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13" draw:text-style-name="MP3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3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14" draw:text-style-name="MP6" draw:layer="backgroundobjects" svg:width="1.965cm" svg:height="0.424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6" draw:text-style-name="MP3" draw:layer="backgroundobjects" svg:x1="0.346cm" svg:y1="1.27cm" svg:x2="16.602cm" svg:y2="1.27cm">
        <text:p/>
      </draw:line>
      <draw:line draw:name="Line 4" draw:style-name="Mgr7" draw:text-style-name="MP3" draw:layer="backgroundobjects" svg:x1="16.671cm" svg:y1="1.27cm" svg:x2="19.973cm" svg:y2="1.27cm">
        <text:p/>
      </draw:line>
      <draw:line draw:name="Line 5" draw:style-name="Mgr7" draw:text-style-name="MP3" draw:layer="backgroundobjects" svg:x1="0.356cm" svg:y1="10.795cm" svg:x2="16.612cm" svg:y2="10.795cm">
        <text:p/>
      </draw:line>
      <draw:line draw:name="Line 6" draw:style-name="Mgr6" draw:text-style-name="MP3" draw:layer="backgroundobjects" svg:x1="16.661cm" svg:y1="10.795cm" svg:x2="19.963cm" svg:y2="10.795cm">
        <text:p/>
      </draw:line>
      <draw:frame draw:name="PlaceHolder 1" presentation:style-name="Mpr14" draw:text-style-name="MP4" draw:layer="backgroundobjects" svg:width="18.286cm" svg:height="1.906cm" svg:x="1.016cm" svg:y="0.456cm" presentation:class="title" presentation:user-transformed="true">
        <draw:text-box>
          <text:p/>
        </draw:text-box>
      </draw:frame>
      <draw:frame draw:name="PlaceHolder 2" presentation:style-name="Mpr15" draw:text-style-name="MP4" draw:layer="backgroundobjects" svg:width="18.286cm" svg:height="6.627cm" svg:x="1.016cm" svg:y="2.674cm" presentation:class="subtitle" presentation:user-transformed="true">
        <draw:text-box>
          <text:p/>
        </draw:text-box>
      </draw:frame>
      <draw:frame presentation:style-name="Title_20_Slide_5f_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08:30:30</meta:creation-date>
    <meta:initial-creator>DeepRastogi</meta:initial-creator>
    <dc:language>en-US</dc:language>
    <dc:date>2016-11-28T16:46:30.464109092</dc:date>
    <meta:editing-cycles>445</meta:editing-cycles>
    <dc:title>PowerPoint Presentation</dc:title>
    <meta:editing-duration>PT23H56M49S</meta:editing-duration>
    <meta:generator>LibreOffice/4.2.4.2$Linux_x86 LibreOffice_project/420m0$Build-2</meta:generator>
    <dc:creator>Kowshik </dc:creator>
    <meta:document-statistic meta:object-count="32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